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Sect1" style:family="section">
      <style:section-properties fo:background-color="#c0c0c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AIMLAC CDT Presntation</text:title></text:p>
      <text:p text:style-name="OrgTitle"/>
      <text:p text:style-name="OrgSubtitle"><text:initial-creator>Mark Dawson</text:initial-creator></text:p>
      <text:p text:style-name="OrgSubtitle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deaa7dd" text:style-name="Internet_20_link" text:visited-style-name="Visited_20_Internet_20_Link">1. Software Workshop</text:a></text:p>
          <text:p text:style-name="Contents_20_2"><text:a xlink:type="simple" xlink:href="#orgc03db67" text:style-name="Internet_20_link" text:visited-style-name="Visited_20_Internet_20_Link">1.1. Writing software is about telling computers what to do. Why might this be challenging for humans to do effectively?</text:a></text:p>
          <text:p text:style-name="Contents_20_2"><text:a xlink:type="simple" xlink:href="#org85de643" text:style-name="Internet_20_link" text:visited-style-name="Visited_20_Internet_20_Link">1.2. What techniques, methods or language features would help mitigate these?</text:a></text:p>
          <text:p text:style-name="Contents_20_2"><text:a xlink:type="simple" xlink:href="#org57276dd" text:style-name="Internet_20_link" text:visited-style-name="Visited_20_Internet_20_Link">1.3. Using your imagination invent some tools (that may or may not exist) that would make development of software simpler, quicker and more productive. </text:a><text:a xlink:type="simple" xlink:href="#org57276dd" text:style-name="Internet_20_link" text:visited-style-name="Visited_20_Internet_20_Link"><text:span text:style-name="OrgTags">[</text:span></text:a><text:a xlink:type="simple" xlink:href="#org57276dd" text:style-name="Internet_20_link" text:visited-style-name="Visited_20_Internet_20_Link"><text:span text:style-name="OrgTags"><text:span text:style-name="OrgTag">SLIDES</text:span></text:span></text:a><text:a xlink:type="simple" xlink:href="#org57276dd" text:style-name="Internet_20_link" text:visited-style-name="Visited_20_Internet_20_Link"><text:span text:style-name="OrgTags">]</text:span></text:a></text:p>
          <text:p text:style-name="Contents_20_2"><text:a xlink:type="simple" xlink:href="#orgfb39f19" text:style-name="Internet_20_link" text:visited-style-name="Visited_20_Internet_20_Link">1.4. Consider these pieces of code, what are the advantages and disadvantages of each?</text:a></text:p>
          <text:p text:style-name="Contents_20_3"><text:a xlink:type="simple" xlink:href="#orged99621" text:style-name="Internet_20_link" text:visited-style-name="Visited_20_Internet_20_Link">1.4.1. Example</text:a></text:p>
          <text:p text:style-name="Contents_20_3"><text:a xlink:type="simple" xlink:href="#org51fb1d7" text:style-name="Internet_20_link" text:visited-style-name="Visited_20_Internet_20_Link">1.4.2. Example</text:a></text:p>
          <text:p text:style-name="Contents_20_3"><text:a xlink:type="simple" xlink:href="#orge309209" text:style-name="Internet_20_link" text:visited-style-name="Visited_20_Internet_20_Link">1.4.3. Example</text:a></text:p>
          <text:p text:style-name="Contents_20_3"><text:a xlink:type="simple" xlink:href="#org68d5693" text:style-name="Internet_20_link" text:visited-style-name="Visited_20_Internet_20_Link">1.4.4. Example</text:a></text:p>
          <text:p text:style-name="Contents_20_3"><text:a xlink:type="simple" xlink:href="#org69b8fb0" text:style-name="Internet_20_link" text:visited-style-name="Visited_20_Internet_20_Link">1.4.5. Example</text:a></text:p>
          <text:p text:style-name="Contents_20_1"><text:a xlink:type="simple" xlink:href="#orgd07246e" text:style-name="Internet_20_link" text:visited-style-name="Visited_20_Internet_20_Link">2. Coding Challenge</text:a></text:p>
          <text:p text:style-name="Contents_20_2"><text:a xlink:type="simple" xlink:href="#org031b5d6" text:style-name="Internet_20_link" text:visited-style-name="Visited_20_Internet_20_Link">2.1. Code challenge intro </text:a><text:a xlink:type="simple" xlink:href="#org031b5d6" text:style-name="Internet_20_link" text:visited-style-name="Visited_20_Internet_20_Link"><text:span text:style-name="OrgTags">[</text:span></text:a><text:a xlink:type="simple" xlink:href="#org031b5d6" text:style-name="Internet_20_link" text:visited-style-name="Visited_20_Internet_20_Link"><text:span text:style-name="OrgTags"><text:span text:style-name="OrgTag">SLIDES</text:span></text:span></text:a><text:a xlink:type="simple" xlink:href="#org031b5d6" text:style-name="Internet_20_link" text:visited-style-name="Visited_20_Internet_20_Link"><text:span text:style-name="OrgTags">]</text:span></text:a></text:p>
          <text:p text:style-name="Contents_20_3"><text:a xlink:type="simple" xlink:href="#orge622e6a" text:style-name="Internet_20_link" text:visited-style-name="Visited_20_Internet_20_Link">2.1.1. The scenario</text:a></text:p>
          <text:p text:style-name="Contents_20_3"><text:a xlink:type="simple" xlink:href="#org5f86c51" text:style-name="Internet_20_link" text:visited-style-name="Visited_20_Internet_20_Link">2.1.2. Your job</text:a></text:p>
          <text:p text:style-name="Contents_20_3"><text:a xlink:type="simple" xlink:href="#orgfed48b6" text:style-name="Internet_20_link" text:visited-style-name="Visited_20_Internet_20_Link">2.1.3. You should expect that</text:a></text:p>
          <text:p text:style-name="Contents_20_3"><text:a xlink:type="simple" xlink:href="#orgb405764" text:style-name="Internet_20_link" text:visited-style-name="Visited_20_Internet_20_Link">2.1.4. The first problem</text:a></text:p>
          <text:p text:style-name="Contents_20_2"><text:a xlink:type="simple" xlink:href="#orga89da5b" text:style-name="Internet_20_link" text:visited-style-name="Visited_20_Internet_20_Link">2.2. What challenges do you anticipate delivering this software in a team, and responding to customer needs?</text:a></text:p>
          <text:p text:style-name="Contents_20_2"><text:a xlink:type="simple" xlink:href="#orgb620e14" text:style-name="Internet_20_link" text:visited-style-name="Visited_20_Internet_20_Link">2.3. Can you imagine some ways of working that might resolve these issues? discuss this in your group, and write a series of short bullet points describing the process you would use.</text:a></text:p>
          <text:p text:style-name="Contents_20_2"><text:a xlink:type="simple" xlink:href="#org10263fe" text:style-name="Internet_20_link" text:visited-style-name="Visited_20_Internet_20_Link">2.4. The proposed methodology </text:a><text:a xlink:type="simple" xlink:href="#org10263fe" text:style-name="Internet_20_link" text:visited-style-name="Visited_20_Internet_20_Link"><text:span text:style-name="OrgTags">[</text:span></text:a><text:a xlink:type="simple" xlink:href="#org10263fe" text:style-name="Internet_20_link" text:visited-style-name="Visited_20_Internet_20_Link"><text:span text:style-name="OrgTags"><text:span text:style-name="OrgTag">SLIDES</text:span></text:span></text:a><text:a xlink:type="simple" xlink:href="#org10263fe" text:style-name="Internet_20_link" text:visited-style-name="Visited_20_Internet_20_Link"><text:span text:style-name="OrgTags">]</text:span></text:a></text:p>
        </text:index-body>
      </text:table-of-content>
      <text:h text:style-name="Heading_20_1" text:outline-level="1"><text:bookmark text:name="orgdeaa7dd"/><text:bookmark-start text:name="OrgXref.orgdeaa7dd"/>Software Workshop <text:bookmark-end text:name="OrgXref.orgdeaa7dd"/></text:h>
      <text:h text:style-name="Heading_20_2" text:outline-level="2"><text:bookmark text:name="orgc03db67"/><text:bookmark-start text:name="OrgXref.orgc03db67"/>Writing software is about telling computers what to do. Why might this be challenging for humans to do effectively? <text:bookmark-end text:name="OrgXref.orgc03db67"/></text:h>
      <text:list xml:id="list109921135" text:style-name="OrgBulletedList">
        <text:list-item>
          <text:p text:style-name="P2">Language - we don't speak the same one </text:p>
        </text:list-item>
        <text:list-item>
          <text:p text:style-name="P2">Short-term "working" memory (inability to hold all of a piece of code at the same time) </text:p>
        </text:list-item>
        <text:list-item>
          <text:p text:style-name="P2">Prone to mistakes / inaccuracy </text:p>
        </text:list-item>
        <text:list-item>
          <text:p text:style-name="P2">Ego - we tend to assume we don't make mistakes (or make a lot of them) </text:p>
        </text:list-item>
        <text:list-item>
          <text:p text:style-name="P2">Long-term memory (what was I thinking six months ago?) </text:p>
        </text:list-item>
        <text:list-item>
          <text:p text:style-name="P2">Not perfect logical reasoning machines (prone to logical mistakes), thinking clearly is hard </text:p>
        </text:list-item>
        <text:list-item>
          <text:p text:style-name="P2">Need familiarity - hard to remember/understand unfamiliar things </text:p>
        </text:list-item>
        <text:list-item>
          <text:p text:style-name="P2">We're sometimes inconsistent (especially in groups) </text:p>
        </text:list-item>
        <text:list-item>
          <text:p text:style-name="P2"><text:soft-page-break/>Prone to making typos/errors </text:p>
        </text:list-item>
        <text:list-item>
          <text:p text:style-name="P2">Conclusions - we for a mental model about systems that we have only partial information on (and their internals) </text:p>
        </text:list-item>
        <text:list-item>
          <text:p text:style-name="P2">Communication - sometimes write software that makes sense to us (primarily), doesn't communicate intent </text:p>
        </text:list-item>
        <text:list-item>
          <text:p text:style-name="P2">Simplicity is subjective </text:p>
        </text:list-item>
        <text:list-item>
          <text:p text:style-name="P2">We're slower than computers (to run logic) </text:p>
        </text:list-item>
        <text:list-item>
          <text:p text:style-name="P2">Can't accumulate complex, inter-dependent program state (like computers) </text:p>
        </text:list-item>
        <text:list-item>
          <text:p text:style-name="P2">Ego - we tend to think we're right (or wrong) </text:p>
        </text:list-item>
        <text:list-item>
          <text:p text:style-name="P2">We remember/understand through patterns, not unconnected (or massively connected) data </text:p>
        </text:list-item>
        <text:list-item>
          <text:p text:style-name="P2">need multiple attempts to write correct logic (make both reasoning errors and coding errors) </text:p>
        </text:list-item>
        <text:list-item>
          <text:p text:style-name="P2">writing code is slow (compared to the complexity of programs) </text:p>
        </text:list-item>
        <text:list-item>
          <text:p text:style-name="P2">Things I haven't touched on: </text:p>
          <text:list>
            <text:list-item>
              <text:p text:style-name="P2">variable naming </text:p>
            </text:list-item>
            <text:list-item>
              <text:p text:style-name="P2">"visuals" (indentation, whitespace, conventions) </text:p>
            </text:list-item>
            <text:list-item>
              <text:p text:style-name="P2">software complexity accumulates </text:p>
            </text:list-item>
            <text:list-item>
              <text:p text:style-name="P2">debugging? </text:p>
            </text:list-item>
            <text:list-item>
              <text:p text:style-name="P2">using libraries (with well-defined interfaces and docs) because we don't want to build from scratch </text:p>
            </text:list-item>
          </text:list>
        </text:list-item>
      </text:list>
      <text:h text:style-name="Heading_20_2" text:outline-level="2"><text:bookmark text:name="org85de643"/><text:bookmark-start text:name="OrgXref.org85de643"/>What techniques, methods or language features would help mitigate these? <text:bookmark-end text:name="OrgXref.org85de643"/></text:h>
      <text:list xml:id="list151552766594731" text:style-name="OrgBulletedList">
        <text:list-item>
          <text:p text:style-name="P2">High-level languages (common language) </text:p>
        </text:list-item>
        <text:list-item>
          <text:p text:style-name="P2">group instructions into larger tasks which make sense together (e.g. functions) </text:p>
        </text:list-item>
        <text:list-item>
          <text:p text:style-name="P2">Create an easy way to "use" these larger tasks, as if they where part of the language (i.e. function interfaces) </text:p>
        </text:list-item>
        <text:list-item>
          <text:p text:style-name="P2">Write the function interfaces in ways that are general that can be reused (but not so general they're not useful) </text:p>
        </text:list-item>
        <text:list-item>
          <text:p text:style-name="P2">Avoid copies/duplication of information in different places (variable passing) </text:p>
        </text:list-item>
        <text:list-item>
          <text:p text:style-name="P2">Name variables clearly </text:p>
        </text:list-item>
        <text:list-item>
          <text:p text:style-name="P2">Follow sensible conventions: naming functions, naming variables, consistent indentation, meaningful names </text:p>
        </text:list-item>
        <text:list-item>
          <text:p text:style-name="P2">Avoid repetition - loops, functions, generalising functions </text:p>
        </text:list-item>
        <text:list-item>
          <text:p text:style-name="P2">High-level abstractions/language (functions) </text:p>
        </text:list-item>
        <text:list-item>
          <text:p text:style-name="P2">Encapsulation </text:p>
        </text:list-item>
        <text:list-item>
          <text:p text:style-name="P2">Continuously make sure the code is working </text:p>
        </text:list-item>
        <text:list-item>
          <text:p text:style-name="P2">Keep track of all the work you've done (in a consistent state) </text:p>
        </text:list-item>
      </text:list>
      <text:h text:style-name="Heading_20_2" text:outline-level="2"><text:bookmark text:name="org57276dd"/><text:bookmark-start text:name="OrgXref.org57276dd"/><text:soft-page-break/>Using your imagination invent some tools (that may or may not exist) that would make development of software simpler, quicker and more productive.<text:tab/><text:span text:style-name="OrgTags">[</text:span><text:span text:style-name="OrgTags"><text:span text:style-name="OrgTag">SLIDES</text:span></text:span><text:span text:style-name="OrgTags">]</text:span> <text:bookmark-end text:name="OrgXref.org57276dd"/></text:h>
      <text:list xml:id="list151552660271186" text:style-name="OrgBulletedList">
        <text:list-item>
          <text:p text:style-name="P2">automated testing tools &lt;– </text:p>
        </text:list-item>
        <text:list-item>
          <text:p text:style-name="P2">syntax highlighting </text:p>
        </text:list-item>
        <text:list-item>
          <text:p text:style-name="P2">auto-completion (+snippets) </text:p>
        </text:list-item>
        <text:list-item>
          <text:p text:style-name="P2">syntax checkers </text:p>
        </text:list-item>
        <text:list-item>
          <text:p text:style-name="P2">auto-formatters / format or style checkers (indentation, naming, spaces, conventions) </text:p>
        </text:list-item>
        <text:list-item>
          <text:p text:style-name="P2">context-aware refactoring tools </text:p>
        </text:list-item>
        <text:list-item>
          <text:p text:style-name="P2">documentation searching </text:p>
        </text:list-item>
        <text:list-item>
          <text:p text:style-name="P2">version control </text:p>
        </text:list-item>
        <text:list-item>
          <text:p text:style-name="P2">trello </text:p>
        </text:list-item>
      </text:list>
      <text:h text:style-name="Heading_20_2" text:outline-level="2"><text:bookmark text:name="orgfb39f19"/><text:bookmark-start text:name="OrgXref.orgfb39f19"/>Consider these pieces of code, what are the advantages and disadvantages of each? <text:bookmark-end text:name="OrgXref.orgfb39f19"/></text:h>
      <text:h text:style-name="Heading_20_3" text:outline-level="3"><text:bookmark text:name="orged99621"/><text:bookmark-start text:name="OrgXref.orged99621"/>Example <text:bookmark-end text:name="OrgXref.orged99621"/></text:h>
      <text:p text:style-name="OrgSrcBlock"><text:span text:style-name="OrgSrcFontLockKeywordFace">import</text:span> random</text:p>
      <text:p text:style-name="OrgSrcBlock"><text:span text:style-name="OrgSrcFontLockKeywordFace">import</text:span> matplotlib.pyplot <text:span text:style-name="OrgSrcFontLockKeywordFace">as</text:span> plt</text:p>
      <text:p text:style-name="OrgSrcBlock"/>
      <text:p text:style-name="OrgSrcBlock"><text:span text:style-name="OrgSrcFontLockVariableNameFace">n</text:span> = <text:span text:style-name="OrgSrcHighlightNumbersNumber">10</text:span>**<text:span text:style-name="OrgSrcHighlightNumbersNumber">3</text:span></text:p>
      <text:p text:style-name="OrgSrcBlock"/>
      <text:p text:style-name="OrgSrcBlock"><text:span text:style-name="OrgSrcFontLockVariableNameFace">n_inside_circle</text:span> = <text:span text:style-name="OrgSrcHighlightNumbersNumber">0</text:span></text:p>
      <text:p text:style-name="OrgSrcBlock"/>
      <text:p text:style-name="OrgSrcBlock"><text:span text:style-name="OrgSrcFontLockCommentDelimiterFace"># </text:span><text:span text:style-name="OrgSrcFontLockCommentFace">variables for circle</text:span></text:p>
      <text:p text:style-name="OrgSrcBlock"><text:span text:style-name="OrgSrcFontLockVariableNameFace">x_inside_circle</text:span> = <text:span text:style-name="OrgSrcRainbowDelimitersDepth1Face">[]</text:span></text:p>
      <text:p text:style-name="OrgSrcBlock"><text:span text:style-name="OrgSrcFontLockVariableNameFace">y_inside_circle</text:span> = <text:span text:style-name="OrgSrcRainbowDelimitersDepth1Face">[]</text:span></text:p>
      <text:p text:style-name="OrgSrcBlock"><text:span text:style-name="OrgSrcFontLockVariableNameFace">x_outside_circle</text:span> = <text:span text:style-name="OrgSrcRainbowDelimitersDepth1Face">[]</text:span></text:p>
      <text:p text:style-name="OrgSrcBlock"><text:span text:style-name="OrgSrcFontLockVariableNameFace">y_outside_circle</text:span> = <text:span text:style-name="OrgSrcRainbowDelimitersDepth1Face">[]</text:span></text:p>
      <text:p text:style-name="OrgSrcBlock"/>
      <text:p text:style-name="OrgSrcBlock"><text:span text:style-name="OrgSrcFontLockCommentDelimiterFace"># </text:span><text:span text:style-name="OrgSrcFontLockCommentFace">variables for sphere</text:span></text:p>
      <text:p text:style-name="OrgSrcBlock"><text:span text:style-name="OrgSrcFontLockVariableNameFace">n_inside_sphere</text:span> = <text:span text:style-name="OrgSrcHighlightNumbersNumber">0</text:span></text:p>
      <text:p text:style-name="OrgSrcBlock"/>
      <text:p text:style-name="OrgSrcBlock"><text:span text:style-name="OrgSrcFontLockCommentDelimiterFace"># </text:span><text:span text:style-name="OrgSrcFontLockCommentFace">compute number of points for circle</text:span></text:p>
      <text:p text:style-name="OrgSrcBlock"><text:span text:style-name="OrgSrcFontLockKeywordFace">for</text:span> i <text:span text:style-name="OrgSrcFontLockKeywordFace">in</text:span> <text:span text:style-name="OrgSrcFontLockBuiltinFace">range</text:span><text:span text:style-name="OrgSrcRainbowDelimitersDepth1Face">(</text:span>n<text:span text:style-name="OrgSrcRainbowDelimitersDepth1Face">)</text:span>:</text:p>
      <text:p text:style-name="OrgSrcBlock"><text:s text:c="4"/><text:span text:style-name="OrgSrcFontLockVariableNameFace">x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 text:c="4"/><text:span text:style-name="OrgSrcFontLockVariableNameFace">y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 text:c="4"/><text:span text:style-name="OrgSrcFontLockKeywordFace">if</text:span> x**<text:span text:style-name="OrgSrcHighlightNumbersNumber">2</text:span> + y**<text:span text:style-name="OrgSrcHighlightNumbersNumber">2</text:span> &lt;= <text:span text:style-name="OrgSrcHighlightNumbersNumber">1</text:span>:</text:p>
      <text:p text:style-name="OrgSrcBlock"><text:s text:c="8"/>x_inside_circle.append<text:span text:style-name="OrgSrcRainbowDelimitersDepth1Face">(</text:span>x<text:span text:style-name="OrgSrcRainbowDelimitersDepth1Face">)</text:span></text:p>
      <text:p text:style-name="OrgSrcBlock"><text:s text:c="8"/>y_inside_circle.append<text:span text:style-name="OrgSrcRainbowDelimitersDepth1Face">(</text:span>y<text:span text:style-name="OrgSrcRainbowDelimitersDepth1Face">)</text:span></text:p>
      <text:p text:style-name="OrgSrcBlock"><text:s text:c="8"/><text:span text:style-name="OrgSrcFontLockKeywordFace">continue</text:span></text:p>
      <text:p text:style-name="OrgSrcBlock"/>
      <text:p text:style-name="OrgSrcBlock"><text:s text:c="4"/>x_outside_circle.append<text:span text:style-name="OrgSrcRainbowDelimitersDepth1Face">(</text:span>x<text:span text:style-name="OrgSrcRainbowDelimitersDepth1Face">)</text:span></text:p>
      <text:p text:style-name="OrgSrcBlock"><text:s text:c="4"/>y_outside_circle.append<text:span text:style-name="OrgSrcRainbowDelimitersDepth1Face">(</text:span>y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compute number inside sphere</text:span></text:p>
      <text:p text:style-name="OrgSrcBlock"><text:span text:style-name="OrgSrcFontLockKeywordFace">for</text:span> i <text:span text:style-name="OrgSrcFontLockKeywordFace">in</text:span> <text:span text:style-name="OrgSrcFontLockBuiltinFace">range</text:span><text:span text:style-name="OrgSrcRainbowDelimitersDepth1Face">(</text:span>n<text:span text:style-name="OrgSrcRainbowDelimitersDepth1Face">)</text:span>:</text:p>
      <text:p text:style-name="OrgSrcBlock"><text:s text:c="4"/><text:span text:style-name="OrgSrcFontLockVariableNameFace">x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 text:c="4"/><text:span text:style-name="OrgSrcFontLockVariableNameFace">y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 text:c="4"/><text:span text:style-name="OrgSrcFontLockVariableNameFace">z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oft-page-break/><text:s text:c="4"/><text:span text:style-name="OrgSrcFontLockKeywordFace">if</text:span> x**<text:span text:style-name="OrgSrcHighlightNumbersNumber">2</text:span> + y**<text:span text:style-name="OrgSrcHighlightNumbersNumber">2</text:span> + z**<text:span text:style-name="OrgSrcHighlightNumbersNumber">2</text:span> &lt;= <text:span text:style-name="OrgSrcHighlightNumbersNumber">1</text:span>:</text:p>
      <text:p text:style-name="OrgSrcBlock"><text:s text:c="8"/><text:span text:style-name="OrgSrcFontLockVariableNameFace">n_inside_sphere</text:span> += <text:span text:style-name="OrgSrcHighlightNumbersNumber">1</text:span></text:p>
      <text:p text:style-name="OrgSrcBlock"/>
      <text:p text:style-name="OrgSrcBlock"><text:span text:style-name="OrgSrcFontLockCommentDelimiterFace"># </text:span><text:span text:style-name="OrgSrcFontLockCommentFace">count variables for circle and sphere</text:span></text:p>
      <text:p text:style-name="OrgSrcBlock"><text:span text:style-name="OrgSrcFontLockVariableNameFace">n_inside_circle</text:span> = <text:span text:style-name="OrgSrcFontLockBuiltinFace">len</text:span><text:span text:style-name="OrgSrcRainbowDelimitersDepth1Face">(</text:span>x_inside_circle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compute pi for circle and sphere</text:span></text:p>
      <text:p text:style-name="OrgSrcBlock"><text:span text:style-name="OrgSrcFontLockVariableNameFace">pi_circle</text:span> = <text:span text:style-name="OrgSrcHighlightNumbersNumber">4</text:span> * <text:span text:style-name="OrgSrcRainbowDelimitersDepth1Face">(</text:span>n_inside_circle / n<text:span text:style-name="OrgSrcRainbowDelimitersDepth1Face">)</text:span></text:p>
      <text:p text:style-name="OrgSrcBlock"><text:span text:style-name="OrgSrcFontLockVariableNameFace">pi_sphere</text:span> = <text:span text:style-name="OrgSrcHighlightNumbersNumber">6</text:span> * <text:span text:style-name="OrgSrcRainbowDelimitersDepth1Face">(</text:span>n_inside_sphere / n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print results</text:span></text:p>
      <text:p text:style-name="OrgSrcBlock"><text:span text:style-name="OrgSrcFontLockKeywordFace">print</text:span><text:span text:style-name="OrgSrcRainbowDelimitersDepth1Face">(</text:span>f<text:span text:style-name="OrgSrcFontLockStringFace">'using circle: {pi_circle}'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f<text:span text:style-name="OrgSrcFontLockStringFace">'using sphere: {pi_sphere}'</text:span><text:span text:style-name="OrgSrcRainbowDelimitersDepth1Face">)</text:span></text:p>
      <text:p text:style-name="OrgSrcBlock"/>
      <text:p text:style-name="OrgSrcBlock"><text:span text:style-name="OrgSrcFontLockVariableNameFace">fig</text:span>, <text:span text:style-name="OrgSrcFontLockVariableNameFace">ax</text:span> = plt.subplots<text:span text:style-name="OrgSrcRainbowDelimitersDepth1Face">()</text:span></text:p>
      <text:p text:style-name="OrgSrcBlock">ax.set_aspect<text:span text:style-name="OrgSrcRainbowDelimitersDepth1Face">(</text:span><text:span text:style-name="OrgSrcFontLockStringFace">'equal'</text:span><text:span text:style-name="OrgSrcRainbowDelimitersDepth1Face">)</text:span></text:p>
      <text:p text:style-name="OrgSrcBlock">ax.scatter<text:span text:style-name="OrgSrcRainbowDelimitersDepth1Face">(</text:span>x_inside_circle, y_inside_circle, color=<text:span text:style-name="OrgSrcFontLockStringFace">'g'</text:span>, marker=<text:span text:style-name="OrgSrcFontLockStringFace">'s'</text:span><text:span text:style-name="OrgSrcRainbowDelimitersDepth1Face">)</text:span></text:p>
      <text:p text:style-name="OrgSrcBlock">ax.scatter<text:span text:style-name="OrgSrcRainbowDelimitersDepth1Face">(</text:span>x_outside_circle, y_outside_circle, color=<text:span text:style-name="OrgSrcFontLockStringFace">'r'</text:span>, marker=<text:span text:style-name="OrgSrcFontLockStringFace">'s'</text:span><text:span text:style-name="OrgSrcRainbowDelimitersDepth1Face">)</text:span></text:p>
      <text:p text:style-name="OrgSrcBlockLastLine">fig.show<text:span text:style-name="OrgSrcRainbowDelimitersDepth1Face">()</text:span></text:p>
      <text:h text:style-name="Heading_20_3" text:outline-level="3"><text:bookmark text:name="org51fb1d7"/><text:bookmark-start text:name="OrgXref.org51fb1d7"/>Example <text:bookmark-end text:name="OrgXref.org51fb1d7"/></text:h>
      <text:p text:style-name="Text_20_body">data abstraction, but one that isn't very "global" doubling up using method (this is never used) X is a weird abstraction n<text:span text:style-name="OrgSubscript">iter</text:span> makes testing hard setup -&gt; generate all data to test </text:p>
      <text:p text:style-name="OrgSrcBlock"><text:span text:style-name="OrgSrcFontLockKeywordFace">import</text:span> random</text:p>
      <text:p text:style-name="OrgSrcBlock"><text:span text:style-name="OrgSrcFontLockKeywordFace">import</text:span> matplotlib.pyplot <text:span text:style-name="OrgSrcFontLockKeywordFace">as</text:span> plt</text:p>
      <text:p text:style-name="OrgSrcBlock"/>
      <text:p text:style-name="OrgSrcBlock"><text:span text:style-name="OrgSrcFontLockVariableNameFace">n_iter</text:span> = <text:span text:style-name="OrgSrcHighlightNumbersNumber">10</text:span>**<text:span text:style-name="OrgSrcHighlightNumbersNumber">3</text:span></text:p>
      <text:p text:style-name="OrgSrcBlock"/>
      <text:p text:style-name="OrgSrcBlock"/>
      <text:p text:style-name="OrgSrcBlock"><text:span text:style-name="OrgSrcFontLockKeywordFace">def</text:span> <text:span text:style-name="OrgSrcFontLockFunctionNameFace">setup_data</text:span><text:span text:style-name="OrgSrcRainbowDelimitersDepth1Face">()</text:span>:</text:p>
      <text:p text:style-name="OrgSrcBlock"><text:s text:c="4"/><text:span text:style-name="OrgSrcFontLockKeywordFace">return</text:span> <text:span text:style-name="OrgSrcRainbowDelimitersDepth1Face">{</text:span></text:p>
      <text:p text:style-name="OrgSrcBlock"><text:s text:c="8"/><text:span text:style-name="OrgSrcFontLockStringFace">'circle'</text:span>: <text:span text:style-name="OrgSrcRainbowDelimitersDepth2Face">{</text:span></text:p>
      <text:p text:style-name="OrgSrcBlock"><text:s text:c="12"/><text:span text:style-name="OrgSrcFontLockStringFace">'n-inside'</text:span>: <text:span text:style-name="OrgSrcHighlightNumbersNumber">0</text:span>,</text:p>
      <text:p text:style-name="OrgSrcBlock"><text:s text:c="12"/><text:span text:style-name="OrgSrcFontLockStringFace">'in'</text:span>: <text:span text:style-name="OrgSrcRainbowDelimitersDepth3Face">{</text:span></text:p>
      <text:p text:style-name="OrgSrcBlock"><text:s text:c="16"/><text:span text:style-name="OrgSrcFontLockStringFace">'x'</text:span>: <text:span text:style-name="OrgSrcRainbowDelimitersDepth4Face">[]</text:span>,</text:p>
      <text:p text:style-name="OrgSrcBlock"><text:s text:c="16"/><text:span text:style-name="OrgSrcFontLockStringFace">'y'</text:span>: <text:span text:style-name="OrgSrcRainbowDelimitersDepth4Face">[]</text:span>,</text:p>
      <text:p text:style-name="OrgSrcBlock"><text:s text:c="12"/><text:span text:style-name="OrgSrcRainbowDelimitersDepth3Face">}</text:span>,</text:p>
      <text:p text:style-name="OrgSrcBlock"><text:s text:c="12"/><text:span text:style-name="OrgSrcFontLockStringFace">'out'</text:span>: <text:span text:style-name="OrgSrcRainbowDelimitersDepth3Face">{</text:span></text:p>
      <text:p text:style-name="OrgSrcBlock"><text:s text:c="16"/><text:span text:style-name="OrgSrcFontLockStringFace">'x'</text:span>: <text:span text:style-name="OrgSrcRainbowDelimitersDepth4Face">[]</text:span>,</text:p>
      <text:p text:style-name="OrgSrcBlock"><text:s text:c="16"/><text:span text:style-name="OrgSrcFontLockStringFace">'y'</text:span>: <text:span text:style-name="OrgSrcRainbowDelimitersDepth4Face">[]</text:span>,</text:p>
      <text:p text:style-name="OrgSrcBlock"><text:s text:c="12"/><text:span text:style-name="OrgSrcRainbowDelimitersDepth3Face">}</text:span></text:p>
      <text:p text:style-name="OrgSrcBlock"><text:s text:c="8"/><text:span text:style-name="OrgSrcRainbowDelimitersDepth2Face">}</text:span>,</text:p>
      <text:p text:style-name="OrgSrcBlock"><text:s text:c="8"/><text:span text:style-name="OrgSrcFontLockStringFace">'sphere'</text:span>: <text:span text:style-name="OrgSrcRainbowDelimitersDepth2Face">{</text:span></text:p>
      <text:p text:style-name="OrgSrcBlock"><text:s text:c="12"/><text:span text:style-name="OrgSrcFontLockStringFace">'n-inside'</text:span>: <text:span text:style-name="OrgSrcHighlightNumbersNumber">0</text:span>,</text:p>
      <text:p text:style-name="OrgSrcBlock"><text:s text:c="8"/><text:span text:style-name="OrgSrcRainbowDelimitersDepth2Face">}</text:span></text:p>
      <text:p text:style-name="OrgSrcBlock"><text:s text:c="4"/><text:span text:style-name="OrgSrcRainbowDelimitersDepth1Face">}</text:span></text:p>
      <text:p text:style-name="OrgSrcBlock"/>
      <text:p text:style-name="OrgSrcBlock"/>
      <text:p text:style-name="OrgSrcBlock"><text:span text:style-name="OrgSrcFontLockKeywordFace">def</text:span> <text:span text:style-name="OrgSrcFontLockFunctionNameFace">do_iterations</text:span><text:span text:style-name="OrgSrcRainbowDelimitersDepth1Face">(</text:span>data, method<text:span text:style-name="OrgSrcRainbowDelimitersDepth1Face">)</text:span>:</text:p>
      <text:p text:style-name="OrgSrcBlock"><text:s text:c="4"/><text:span text:style-name="OrgSrcFontLockDocFace">"Compute pi using the Monte Carlo method. The value of method can be the string 'circle' or 'sphere', which governs the method which is used."</text:span></text:p>
      <text:p text:style-name="OrgSrcBlock"/>
      <text:p text:style-name="OrgSrcBlock"><text:s text:c="4"/><text:span text:style-name="OrgSrcFontLockCommentDelimiterFace"># </text:span><text:span text:style-name="OrgSrcFontLockCommentFace">loop for circle</text:span></text:p>
      <text:p text:style-name="OrgSrcBlock"><text:s text:c="4"/><text:span text:style-name="OrgSrcFontLockKeywordFace">for</text:span> i <text:span text:style-name="OrgSrcFontLockKeywordFace">in</text:span> <text:span text:style-name="OrgSrcFontLockBuiltinFace">range</text:span><text:span text:style-name="OrgSrcRainbowDelimitersDepth1Face">(</text:span>n_iter<text:span text:style-name="OrgSrcRainbowDelimitersDepth1Face">)</text:span>:</text:p>
      <text:p text:style-name="OrgSrcBlock"><text:s text:c="8"/><text:span text:style-name="OrgSrcFontLockCommentDelimiterFace"># </text:span><text:span text:style-name="OrgSrcFontLockCommentFace">Use the volume of a sphere is method is set to 'sphere'</text:span></text:p>
      <text:p text:style-name="OrgSrcBlock"><text:s text:c="8"/><text:span text:style-name="OrgSrcFontLockKeywordFace">if</text:span> method == <text:span text:style-name="OrgSrcFontLockStringFace">'sphere'</text:span>:</text:p>
      <text:p text:style-name="OrgSrcBlock"><text:s text:c="12"/><text:span text:style-name="OrgSrcFontLockVariableNameFace">X</text:span> = <text:span text:style-name="OrgSrcRainbowDelimitersDepth1Face">[</text:span></text:p>
      <text:p text:style-name="OrgSrcBlock"><text:s text:c="16"/>random.uniform<text:span text:style-name="OrgSrcRainbowDelimitersDepth2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2Face">)</text:span>,</text:p>
      <text:p text:style-name="OrgSrcBlock"><text:soft-page-break/><text:s text:c="16"/>random.uniform<text:span text:style-name="OrgSrcRainbowDelimitersDepth2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2Face">)</text:span>,</text:p>
      <text:p text:style-name="OrgSrcBlock"><text:s text:c="16"/>random.uniform<text:span text:style-name="OrgSrcRainbowDelimitersDepth2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2Face">)</text:span></text:p>
      <text:p text:style-name="OrgSrcBlock"><text:s text:c="12"/><text:span text:style-name="OrgSrcRainbowDelimitersDepth1Face">]</text:span></text:p>
      <text:p text:style-name="OrgSrcBlock"/>
      <text:p text:style-name="OrgSrcBlock"><text:s text:c="12"/><text:span text:style-name="OrgSrcFontLockKeywordFace">if</text:span> X<text:span text:style-name="OrgSrcRainbowDelimitersDepth1Face">[</text:span><text:span text:style-name="OrgSrcHighlightNumbersNumber">0</text:span><text:span text:style-name="OrgSrcRainbowDelimitersDepth1Face">]</text:span>**<text:span text:style-name="OrgSrcHighlightNumbersNumber">2</text:span> + X<text:span text:style-name="OrgSrcRainbowDelimitersDepth1Face">[</text:span><text:span text:style-name="OrgSrcHighlightNumbersNumber">1</text:span><text:span text:style-name="OrgSrcRainbowDelimitersDepth1Face">]</text:span>**<text:span text:style-name="OrgSrcHighlightNumbersNumber">2</text:span> + X<text:span text:style-name="OrgSrcRainbowDelimitersDepth1Face">[</text:span><text:span text:style-name="OrgSrcHighlightNumbersNumber">2</text:span><text:span text:style-name="OrgSrcRainbowDelimitersDepth1Face">]</text:span>**<text:span text:style-name="OrgSrcHighlightNumbersNumber">2</text:span> &lt;= <text:span text:style-name="OrgSrcHighlightNumbersNumber">1</text:span>:</text:p>
      <text:p text:style-name="OrgSrcBlock"><text:s text:c="16"/>data<text:span text:style-name="OrgSrcRainbowDelimitersDepth1Face">[</text:span><text:span text:style-name="OrgSrcFontLockStringFace">'sphere'</text:span><text:span text:style-name="OrgSrcRainbowDelimitersDepth1Face">][</text:span><text:span text:style-name="OrgSrcFontLockStringFace">'n-inside'</text:span><text:span text:style-name="OrgSrcRainbowDelimitersDepth1Face">]</text:span> += <text:span text:style-name="OrgSrcHighlightNumbersNumber">1</text:span></text:p>
      <text:p text:style-name="OrgSrcBlock"><text:s text:c="8"/><text:span text:style-name="OrgSrcFontLockKeywordFace">else</text:span>:</text:p>
      <text:p text:style-name="OrgSrcBlock"><text:s text:c="12"/><text:span text:style-name="OrgSrcFontLockCommentDelimiterFace"># </text:span><text:span text:style-name="OrgSrcFontLockCommentFace">Use the area of a circle is method is set to 'circle</text:span></text:p>
      <text:p text:style-name="OrgSrcBlock"><text:s text:c="12"/><text:span text:style-name="OrgSrcFontLockVariableNameFace">X</text:span> = <text:span text:style-name="OrgSrcRainbowDelimitersDepth1Face">[</text:span>random.uniform<text:span text:style-name="OrgSrcRainbowDelimitersDepth2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2Face">)</text:span>, random.uniform<text:span text:style-name="OrgSrcRainbowDelimitersDepth2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2Face">)</text:span><text:span text:style-name="OrgSrcRainbowDelimitersDepth1Face">]</text:span></text:p>
      <text:p text:style-name="OrgSrcBlock"/>
      <text:p text:style-name="OrgSrcBlock"><text:s text:c="12"/><text:span text:style-name="OrgSrcFontLockKeywordFace">if</text:span> X<text:span text:style-name="OrgSrcRainbowDelimitersDepth1Face">[</text:span><text:span text:style-name="OrgSrcHighlightNumbersNumber">0</text:span><text:span text:style-name="OrgSrcRainbowDelimitersDepth1Face">]</text:span>**<text:span text:style-name="OrgSrcHighlightNumbersNumber">2</text:span> + X<text:span text:style-name="OrgSrcRainbowDelimitersDepth1Face">[</text:span><text:span text:style-name="OrgSrcHighlightNumbersNumber">1</text:span><text:span text:style-name="OrgSrcRainbowDelimitersDepth1Face">]</text:span>**<text:span text:style-name="OrgSrcHighlightNumbersNumber">2</text:span> &lt;= <text:span text:style-name="OrgSrcHighlightNumbersNumber">1</text:span>:</text:p>
      <text:p text:style-name="OrgSrcBlock"><text:s text:c="16"/>data<text:span text:style-name="OrgSrcRainbowDelimitersDepth1Face">[</text:span><text:span text:style-name="OrgSrcFontLockStringFace">'circle'</text:span><text:span text:style-name="OrgSrcRainbowDelimitersDepth1Face">][</text:span><text:span text:style-name="OrgSrcFontLockStringFace">'n-inside'</text:span><text:span text:style-name="OrgSrcRainbowDelimitersDepth1Face">]</text:span> += <text:span text:style-name="OrgSrcHighlightNumbersNumber">1</text:span></text:p>
      <text:p text:style-name="OrgSrcBlock"><text:s text:c="16"/>data<text:span text:style-name="OrgSrcRainbowDelimitersDepth1Face">[</text:span><text:span text:style-name="OrgSrcFontLockStringFace">'circle'</text:span><text:span text:style-name="OrgSrcRainbowDelimitersDepth1Face">][</text:span><text:span text:style-name="OrgSrcFontLockStringFace">'in'</text:span><text:span text:style-name="OrgSrcRainbowDelimitersDepth1Face">][</text:span><text:span text:style-name="OrgSrcFontLockStringFace">'x'</text:span><text:span text:style-name="OrgSrcRainbowDelimitersDepth1Face">]</text:span>.append<text:span text:style-name="OrgSrcRainbowDelimitersDepth1Face">(</text:span>X<text:span text:style-name="OrgSrcRainbowDelimitersDepth2Face">[</text:span><text:span text:style-name="OrgSrcHighlightNumbersNumber">0</text:span><text:span text:style-name="OrgSrcRainbowDelimitersDepth2Face">]</text:span><text:span text:style-name="OrgSrcRainbowDelimitersDepth1Face">)</text:span></text:p>
      <text:p text:style-name="OrgSrcBlock"><text:s text:c="16"/>data<text:span text:style-name="OrgSrcRainbowDelimitersDepth1Face">[</text:span><text:span text:style-name="OrgSrcFontLockStringFace">'circle'</text:span><text:span text:style-name="OrgSrcRainbowDelimitersDepth1Face">][</text:span><text:span text:style-name="OrgSrcFontLockStringFace">'in'</text:span><text:span text:style-name="OrgSrcRainbowDelimitersDepth1Face">][</text:span><text:span text:style-name="OrgSrcFontLockStringFace">'y'</text:span><text:span text:style-name="OrgSrcRainbowDelimitersDepth1Face">]</text:span>.append<text:span text:style-name="OrgSrcRainbowDelimitersDepth1Face">(</text:span>X<text:span text:style-name="OrgSrcRainbowDelimitersDepth2Face">[</text:span><text:span text:style-name="OrgSrcHighlightNumbersNumber">1</text:span><text:span text:style-name="OrgSrcRainbowDelimitersDepth2Face">]</text:span><text:span text:style-name="OrgSrcRainbowDelimitersDepth1Face">)</text:span></text:p>
      <text:p text:style-name="OrgSrcBlock"><text:s text:c="12"/><text:span text:style-name="OrgSrcFontLockKeywordFace">else</text:span>:</text:p>
      <text:p text:style-name="OrgSrcBlock"><text:s text:c="16"/>data<text:span text:style-name="OrgSrcRainbowDelimitersDepth1Face">[</text:span><text:span text:style-name="OrgSrcFontLockStringFace">'circle'</text:span><text:span text:style-name="OrgSrcRainbowDelimitersDepth1Face">][</text:span><text:span text:style-name="OrgSrcFontLockStringFace">'out'</text:span><text:span text:style-name="OrgSrcRainbowDelimitersDepth1Face">][</text:span><text:span text:style-name="OrgSrcFontLockStringFace">'x'</text:span><text:span text:style-name="OrgSrcRainbowDelimitersDepth1Face">]</text:span>.append<text:span text:style-name="OrgSrcRainbowDelimitersDepth1Face">(</text:span>X<text:span text:style-name="OrgSrcRainbowDelimitersDepth2Face">[</text:span><text:span text:style-name="OrgSrcHighlightNumbersNumber">0</text:span><text:span text:style-name="OrgSrcRainbowDelimitersDepth2Face">]</text:span><text:span text:style-name="OrgSrcRainbowDelimitersDepth1Face">)</text:span></text:p>
      <text:p text:style-name="OrgSrcBlock"><text:s text:c="16"/>data<text:span text:style-name="OrgSrcRainbowDelimitersDepth1Face">[</text:span><text:span text:style-name="OrgSrcFontLockStringFace">'circle'</text:span><text:span text:style-name="OrgSrcRainbowDelimitersDepth1Face">][</text:span><text:span text:style-name="OrgSrcFontLockStringFace">'out'</text:span><text:span text:style-name="OrgSrcRainbowDelimitersDepth1Face">][</text:span><text:span text:style-name="OrgSrcFontLockStringFace">'y'</text:span><text:span text:style-name="OrgSrcRainbowDelimitersDepth1Face">]</text:span>.append<text:span text:style-name="OrgSrcRainbowDelimitersDepth1Face">(</text:span>X<text:span text:style-name="OrgSrcRainbowDelimitersDepth2Face">[</text:span><text:span text:style-name="OrgSrcHighlightNumbersNumber">1</text:span><text:span text:style-name="OrgSrcRainbowDelimitersDepth2Face">]</text:span><text:span text:style-name="OrgSrcRainbowDelimitersDepth1Face">)</text:span></text:p>
      <text:p text:style-name="OrgSrcBlock"/>
      <text:p text:style-name="OrgSrcBlock"/>
      <text:p text:style-name="OrgSrcBlock"><text:span text:style-name="OrgSrcFontLockKeywordFace">import</text:span> sys</text:p>
      <text:p text:style-name="OrgSrcBlock"/>
      <text:p text:style-name="OrgSrcBlock"><text:span text:style-name="OrgSrcFontLockVariableNameFace">n_iter</text:span> = <text:span text:style-name="OrgSrcFontLockBuiltinFace">input</text:span><text:span text:style-name="OrgSrcRainbowDelimitersDepth1Face">(</text:span><text:span text:style-name="OrgSrcFontLockStringFace">"Please type the number of iterations: "</text:span><text:span text:style-name="OrgSrcRainbowDelimitersDepth1Face">)</text:span></text:p>
      <text:p text:style-name="OrgSrcBlock"><text:span text:style-name="OrgSrcFontLockVariableNameFace">n_iter</text:span> = <text:span text:style-name="OrgSrcFontLockBuiltinFace">int</text:span><text:span text:style-name="OrgSrcRainbowDelimitersDepth1Face">(</text:span>n_iter<text:span text:style-name="OrgSrcRainbowDelimitersDepth1Face">)</text:span></text:p>
      <text:p text:style-name="OrgSrcBlock"/>
      <text:p text:style-name="OrgSrcBlock"><text:span text:style-name="OrgSrcFontLockVariableNameFace">data</text:span> = setup_data<text:span text:style-name="OrgSrcRainbowDelimitersDepth1Face">()</text:span></text:p>
      <text:p text:style-name="OrgSrcBlock"/>
      <text:p text:style-name="OrgSrcBlock"><text:span text:style-name="OrgSrcFontLockCommentDelimiterFace"># </text:span><text:span text:style-name="OrgSrcFontLockCommentFace">do circle iterations</text:span></text:p>
      <text:p text:style-name="OrgSrcBlock">do_iterations<text:span text:style-name="OrgSrcRainbowDelimitersDepth1Face">(</text:span>data, <text:span text:style-name="OrgSrcFontLockStringFace">'circle'</text:span>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do sphere iterations</text:span></text:p>
      <text:p text:style-name="OrgSrcBlock">do_iterations<text:span text:style-name="OrgSrcRainbowDelimitersDepth1Face">(</text:span>data, <text:span text:style-name="OrgSrcFontLockStringFace">'sphere'</text:span>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compute pi for circle and sphere</text:span></text:p>
      <text:p text:style-name="OrgSrcBlock"><text:span text:style-name="OrgSrcFontLockVariableNameFace">pi_circle</text:span> = <text:span text:style-name="OrgSrcHighlightNumbersNumber">4</text:span> * data<text:span text:style-name="OrgSrcRainbowDelimitersDepth1Face">[</text:span><text:span text:style-name="OrgSrcFontLockStringFace">'circle'</text:span><text:span text:style-name="OrgSrcRainbowDelimitersDepth1Face">][</text:span><text:span text:style-name="OrgSrcFontLockStringFace">'n-inside'</text:span><text:span text:style-name="OrgSrcRainbowDelimitersDepth1Face">]</text:span> / n_iter</text:p>
      <text:p text:style-name="OrgSrcBlock"><text:span text:style-name="OrgSrcFontLockVariableNameFace">pi_sphere</text:span> = <text:span text:style-name="OrgSrcHighlightNumbersNumber">6</text:span> * <text:span text:style-name="OrgSrcRainbowDelimitersDepth1Face">(</text:span>data<text:span text:style-name="OrgSrcRainbowDelimitersDepth2Face">[</text:span><text:span text:style-name="OrgSrcFontLockStringFace">'sphere'</text:span><text:span text:style-name="OrgSrcRainbowDelimitersDepth2Face">][</text:span><text:span text:style-name="OrgSrcFontLockStringFace">'n-inside'</text:span><text:span text:style-name="OrgSrcRainbowDelimitersDepth2Face">]</text:span> / n_iter<text:span text:style-name="OrgSrcRainbowDelimitersDepth1Face">)</text:span></text:p>
      <text:p text:style-name="OrgSrcBlock"><text:span text:style-name="OrgSrcFontLockKeywordFace">print</text:span><text:span text:style-name="OrgSrcRainbowDelimitersDepth1Face">(</text:span><text:span text:style-name="OrgSrcFontLockStringFace">'using circle: '</text:span>, pi_circle<text:span text:style-name="OrgSrcRainbowDelimitersDepth1Face">)</text:span></text:p>
      <text:p text:style-name="OrgSrcBlock"><text:span text:style-name="OrgSrcFontLockKeywordFace">print</text:span><text:span text:style-name="OrgSrcRainbowDelimitersDepth1Face">(</text:span><text:span text:style-name="OrgSrcFontLockStringFace">'using sphere: '</text:span>, pi_sphere<text:span text:style-name="OrgSrcRainbowDelimitersDepth1Face">)</text:span></text:p>
      <text:p text:style-name="OrgSrcBlock"/>
      <text:p text:style-name="OrgSrcBlock"><text:span text:style-name="OrgSrcFontLockVariableNameFace">fig</text:span>, <text:span text:style-name="OrgSrcFontLockVariableNameFace">ax</text:span> = plt.subplots<text:span text:style-name="OrgSrcRainbowDelimitersDepth1Face">()</text:span></text:p>
      <text:p text:style-name="OrgSrcBlock">ax.set_aspect<text:span text:style-name="OrgSrcRainbowDelimitersDepth1Face">(</text:span><text:span text:style-name="OrgSrcFontLockStringFace">'equal'</text:span><text:span text:style-name="OrgSrcRainbowDelimitersDepth1Face">)</text:span></text:p>
      <text:p text:style-name="OrgSrcBlock"/>
      <text:p text:style-name="OrgSrcBlock"><text:span text:style-name="OrgSrcFontLockKeywordFace">for</text:span> state, colour <text:span text:style-name="OrgSrcFontLockKeywordFace">in</text:span> <text:span text:style-name="OrgSrcRainbowDelimitersDepth1Face">[</text:span><text:span text:style-name="OrgSrcRainbowDelimitersDepth2Face">(</text:span><text:span text:style-name="OrgSrcFontLockStringFace">'in'</text:span>, <text:span text:style-name="OrgSrcFontLockStringFace">'g'</text:span><text:span text:style-name="OrgSrcRainbowDelimitersDepth2Face">)</text:span>, <text:span text:style-name="OrgSrcRainbowDelimitersDepth2Face">(</text:span><text:span text:style-name="OrgSrcFontLockStringFace">'out'</text:span>, <text:span text:style-name="OrgSrcFontLockStringFace">'r'</text:span><text:span text:style-name="OrgSrcRainbowDelimitersDepth2Face">)</text:span><text:span text:style-name="OrgSrcRainbowDelimitersDepth1Face">]</text:span>:</text:p>
      <text:p text:style-name="OrgSrcBlock"><text:s text:c="4"/>ax.scatter<text:span text:style-name="OrgSrcRainbowDelimitersDepth1Face">(</text:span>data<text:span text:style-name="OrgSrcRainbowDelimitersDepth2Face">[</text:span><text:span text:style-name="OrgSrcFontLockStringFace">'circle'</text:span><text:span text:style-name="OrgSrcRainbowDelimitersDepth2Face">][</text:span>state<text:span text:style-name="OrgSrcRainbowDelimitersDepth2Face">][</text:span><text:span text:style-name="OrgSrcFontLockStringFace">'x'</text:span><text:span text:style-name="OrgSrcRainbowDelimitersDepth2Face">]</text:span>,</text:p>
      <text:p text:style-name="OrgSrcBlock"><text:s text:c="15"/>data<text:span text:style-name="OrgSrcRainbowDelimitersDepth2Face">[</text:span><text:span text:style-name="OrgSrcFontLockStringFace">'circle'</text:span><text:span text:style-name="OrgSrcRainbowDelimitersDepth2Face">][</text:span>state<text:span text:style-name="OrgSrcRainbowDelimitersDepth2Face">][</text:span><text:span text:style-name="OrgSrcFontLockStringFace">'y'</text:span><text:span text:style-name="OrgSrcRainbowDelimitersDepth2Face">]</text:span>,</text:p>
      <text:p text:style-name="OrgSrcBlock"><text:s text:c="15"/>color=colour,</text:p>
      <text:p text:style-name="OrgSrcBlock"><text:s text:c="15"/>marker=<text:span text:style-name="OrgSrcFontLockStringFace">'s'</text:span><text:span text:style-name="OrgSrcRainbowDelimitersDepth1Face">)</text:span></text:p>
      <text:p text:style-name="OrgSrcBlock"/>
      <text:p text:style-name="OrgSrcBlockLastLine">fig.show<text:span text:style-name="OrgSrcRainbowDelimitersDepth1Face">()</text:span></text:p>
      <text:h text:style-name="Heading_20_3" text:outline-level="3"><text:bookmark text:name="orge309209"/><text:bookmark-start text:name="OrgXref.orge309209"/>Example <text:bookmark-end text:name="OrgXref.orge309209"/></text:h>
      <text:p text:style-name="Text_20_body">neat and concise data abstraction, but all in one script </text:p>
      <text:p text:style-name="OrgSrcBlock"><text:span text:style-name="OrgSrcFontLockKeywordFace">import</text:span> random</text:p>
      <text:p text:style-name="OrgSrcBlock"><text:span text:style-name="OrgSrcFontLockKeywordFace">import</text:span> matplotlib.pyplot <text:span text:style-name="OrgSrcFontLockKeywordFace">as</text:span> plt</text:p>
      <text:p text:style-name="OrgSrcBlock"><text:span text:style-name="OrgSrcFontLockKeywordFace">import</text:span> numpy <text:span text:style-name="OrgSrcFontLockKeywordFace">as</text:span> np</text:p>
      <text:p text:style-name="OrgSrcBlock"/>
      <text:p text:style-name="OrgSrcBlock"><text:span text:style-name="OrgSrcFontLockVariableNameFace">n</text:span> = <text:span text:style-name="OrgSrcHighlightNumbersNumber">10</text:span>**<text:span text:style-name="OrgSrcHighlightNumbersNumber">3</text:span></text:p>
      <text:p text:style-name="OrgSrcBlock"/>
      <text:p text:style-name="OrgSrcBlock"><text:span text:style-name="OrgSrcFontLockKeywordFace">def</text:span> <text:span text:style-name="OrgSrcFontLockFunctionNameFace">classify_points</text:span><text:span text:style-name="OrgSrcRainbowDelimitersDepth1Face">(</text:span>points, radius<text:span text:style-name="OrgSrcRainbowDelimitersDepth1Face">)</text:span>:</text:p>
      <text:p text:style-name="OrgSrcBlock"><text:soft-page-break/><text:s text:c="4"/><text:span text:style-name="OrgSrcFontLockVariableNameFace">in_out</text:span> = np.<text:span text:style-name="OrgSrcFontLockBuiltinFace">sum</text:span><text:span text:style-name="OrgSrcRainbowDelimitersDepth1Face">(</text:span>points ** <text:span text:style-name="OrgSrcHighlightNumbersNumber">2</text:span>, axis=<text:span text:style-name="OrgSrcHighlightNumbersNumber">1</text:span><text:span text:style-name="OrgSrcRainbowDelimitersDepth1Face">)</text:span></text:p>
      <text:p text:style-name="OrgSrcBlock"><text:s text:c="4"/><text:span text:style-name="OrgSrcFontLockKeywordFace">return</text:span> np.<text:span text:style-name="OrgSrcFontLockBuiltinFace">abs</text:span><text:span text:style-name="OrgSrcRainbowDelimitersDepth1Face">(</text:span>in_out<text:span text:style-name="OrgSrcRainbowDelimitersDepth1Face">)</text:span> &lt;= radius</text:p>
      <text:p text:style-name="OrgSrcBlock"/>
      <text:p text:style-name="OrgSrcBlock"><text:span text:style-name="OrgSrcFontLockKeywordFace">def</text:span> <text:span text:style-name="OrgSrcFontLockFunctionNameFace">generate_random</text:span><text:span text:style-name="OrgSrcRainbowDelimitersDepth1Face">(</text:span>dims<text:span text:style-name="OrgSrcRainbowDelimitersDepth1Face">)</text:span>:</text:p>
      <text:p text:style-name="OrgSrcBlock"><text:s text:c="4"/><text:span text:style-name="OrgSrcFontLockKeywordFace">return</text:span> <text:span text:style-name="OrgSrcRainbowDelimitersDepth1Face">(</text:span> np.random.random<text:span text:style-name="OrgSrcRainbowDelimitersDepth2Face">(</text:span><text:span text:style-name="OrgSrcRainbowDelimitersDepth3Face">[</text:span> n, dims <text:span text:style-name="OrgSrcRainbowDelimitersDepth3Face">]</text:span><text:span text:style-name="OrgSrcRainbowDelimitersDepth2Face">)</text:span> * <text:span text:style-name="OrgSrcHighlightNumbersNumber">2</text:span> <text:span text:style-name="OrgSrcRainbowDelimitersDepth1Face">)</text:span> -<text:span text:style-name="OrgSrcHighlightNumbersNumber">1</text:span></text:p>
      <text:p text:style-name="OrgSrcBlock"/>
      <text:p text:style-name="OrgSrcBlock"><text:span text:style-name="OrgSrcFontLockCommentDelimiterFace"># </text:span><text:span text:style-name="OrgSrcFontLockCommentFace">do circle iterations</text:span></text:p>
      <text:p text:style-name="OrgSrcBlock"><text:span text:style-name="OrgSrcFontLockVariableNameFace">circle_points</text:span> = generate_random<text:span text:style-name="OrgSrcRainbowDelimitersDepth1Face">(</text:span><text:span text:style-name="OrgSrcHighlightNumbersNumber">2</text:span><text:span text:style-name="OrgSrcRainbowDelimitersDepth1Face">)</text:span></text:p>
      <text:p text:style-name="OrgSrcBlock"><text:span text:style-name="OrgSrcFontLockVariableNameFace">circle_inout</text:span> = classify_points<text:span text:style-name="OrgSrcRainbowDelimitersDepth1Face">(</text:span>circle_points, <text:span text:style-name="OrgSrcHighlightNumbersNumber">1</text:span>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do sphere iterations</text:span></text:p>
      <text:p text:style-name="OrgSrcBlock"><text:span text:style-name="OrgSrcFontLockVariableNameFace">sphere_points</text:span> = generate_random<text:span text:style-name="OrgSrcRainbowDelimitersDepth1Face">(</text:span><text:span text:style-name="OrgSrcHighlightNumbersNumber">3</text:span><text:span text:style-name="OrgSrcRainbowDelimitersDepth1Face">)</text:span></text:p>
      <text:p text:style-name="OrgSrcBlock"><text:span text:style-name="OrgSrcFontLockVariableNameFace">sphere_inout</text:span> = classify_points<text:span text:style-name="OrgSrcRainbowDelimitersDepth1Face">(</text:span>sphere_points, <text:span text:style-name="OrgSrcHighlightNumbersNumber">1</text:span>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compute pi for circle and sphere</text:span></text:p>
      <text:p text:style-name="OrgSrcBlock"><text:span text:style-name="OrgSrcFontLockVariableNameFace">pi_circle</text:span> = <text:span text:style-name="OrgSrcHighlightNumbersNumber">4</text:span> * <text:span text:style-name="OrgSrcFontLockBuiltinFace">sum</text:span><text:span text:style-name="OrgSrcRainbowDelimitersDepth1Face">(</text:span>sphere_inout<text:span text:style-name="OrgSrcRainbowDelimitersDepth1Face">)</text:span> / n</text:p>
      <text:p text:style-name="OrgSrcBlock"><text:span text:style-name="OrgSrcFontLockVariableNameFace">sphere_circle</text:span> = <text:span text:style-name="OrgSrcHighlightNumbersNumber">6</text:span> * <text:span text:style-name="OrgSrcFontLockBuiltinFace">sum</text:span><text:span text:style-name="OrgSrcRainbowDelimitersDepth1Face">(</text:span>sphere_inout<text:span text:style-name="OrgSrcRainbowDelimitersDepth1Face">)</text:span> / n</text:p>
      <text:p text:style-name="OrgSrcBlock"/>
      <text:p text:style-name="OrgSrcBlock"><text:span text:style-name="OrgSrcFontLockVariableNameFace">fig</text:span>, <text:span text:style-name="OrgSrcFontLockVariableNameFace">ax</text:span> = plt.subplots<text:span text:style-name="OrgSrcRainbowDelimitersDepth1Face">()</text:span></text:p>
      <text:p text:style-name="OrgSrcBlock">ax.set_aspect<text:span text:style-name="OrgSrcRainbowDelimitersDepth1Face">(</text:span><text:span text:style-name="OrgSrcFontLockStringFace">'equal'</text:span><text:span text:style-name="OrgSrcRainbowDelimitersDepth1Face">)</text:span></text:p>
      <text:p text:style-name="OrgSrcBlock"><text:span text:style-name="OrgSrcFontLockVariableNameFace">in_points</text:span> = circle_points<text:span text:style-name="OrgSrcRainbowDelimitersDepth1Face">[</text:span>circle_inout, :<text:span text:style-name="OrgSrcRainbowDelimitersDepth1Face">]</text:span></text:p>
      <text:p text:style-name="OrgSrcBlock"><text:span text:style-name="OrgSrcFontLockVariableNameFace">out_points</text:span> = circle_points<text:span text:style-name="OrgSrcRainbowDelimitersDepth1Face">[</text:span>np.logical_not<text:span text:style-name="OrgSrcRainbowDelimitersDepth2Face">(</text:span>circle_inout<text:span text:style-name="OrgSrcRainbowDelimitersDepth2Face">)</text:span>, :<text:span text:style-name="OrgSrcRainbowDelimitersDepth1Face">]</text:span></text:p>
      <text:p text:style-name="OrgSrcBlock"/>
      <text:p text:style-name="OrgSrcBlock">ax.scatter<text:span text:style-name="OrgSrcRainbowDelimitersDepth1Face">(</text:span>in_points<text:span text:style-name="OrgSrcRainbowDelimitersDepth2Face">[</text:span>:, <text:span text:style-name="OrgSrcHighlightNumbersNumber">0</text:span><text:span text:style-name="OrgSrcRainbowDelimitersDepth2Face">]</text:span>, in_points<text:span text:style-name="OrgSrcRainbowDelimitersDepth2Face">[</text:span>:, <text:span text:style-name="OrgSrcHighlightNumbersNumber">1</text:span><text:span text:style-name="OrgSrcRainbowDelimitersDepth2Face">]</text:span>, color=<text:span text:style-name="OrgSrcFontLockStringFace">'g'</text:span>, marker=<text:span text:style-name="OrgSrcFontLockStringFace">'s'</text:span><text:span text:style-name="OrgSrcRainbowDelimitersDepth1Face">)</text:span></text:p>
      <text:p text:style-name="OrgSrcBlock">ax.scatter<text:span text:style-name="OrgSrcRainbowDelimitersDepth1Face">(</text:span>out_points<text:span text:style-name="OrgSrcRainbowDelimitersDepth2Face">[</text:span>:, <text:span text:style-name="OrgSrcHighlightNumbersNumber">0</text:span><text:span text:style-name="OrgSrcRainbowDelimitersDepth2Face">]</text:span>, out_points<text:span text:style-name="OrgSrcRainbowDelimitersDepth2Face">[</text:span>:, <text:span text:style-name="OrgSrcHighlightNumbersNumber">1</text:span><text:span text:style-name="OrgSrcRainbowDelimitersDepth2Face">]</text:span>, color=<text:span text:style-name="OrgSrcFontLockStringFace">'r'</text:span>, marker=<text:span text:style-name="OrgSrcFontLockStringFace">'s'</text:span><text:span text:style-name="OrgSrcRainbowDelimitersDepth1Face">)</text:span></text:p>
      <text:p text:style-name="OrgSrcBlock">fig.show<text:span text:style-name="OrgSrcRainbowDelimitersDepth1Face">()</text:span></text:p>
      <text:p text:style-name="OrgSrcBlock"/>
      <text:p text:style-name="OrgSrcBlock"><text:span text:style-name="OrgSrcFontLockCommentDelimiterFace"># </text:span><text:span text:style-name="OrgSrcFontLockCommentFace">print results</text:span></text:p>
      <text:p text:style-name="OrgSrcBlock"><text:span text:style-name="OrgSrcFontLockKeywordFace">print</text:span><text:span text:style-name="OrgSrcRainbowDelimitersDepth1Face">(</text:span>f<text:span text:style-name="OrgSrcFontLockStringFace">'using circle: {pi_circle}'</text:span><text:span text:style-name="OrgSrcRainbowDelimitersDepth1Face">)</text:span></text:p>
      <text:p text:style-name="OrgSrcBlockLastLine"><text:span text:style-name="OrgSrcFontLockKeywordFace">print</text:span><text:span text:style-name="OrgSrcRainbowDelimitersDepth1Face">(</text:span>f<text:span text:style-name="OrgSrcFontLockStringFace">'using sphere: {pi_sphere}'</text:span><text:span text:style-name="OrgSrcRainbowDelimitersDepth1Face">)</text:span></text:p>
      <text:h text:style-name="Heading_20_3" text:outline-level="3"><text:bookmark text:name="org68d5693"/><text:bookmark-start text:name="OrgXref.org68d5693"/>Example <text:bookmark-end text:name="OrgXref.org68d5693"/></text:h>
      <text:p text:style-name="Text_20_body">two abstractions, but they're different - why do we need to do this? </text:p>
      <text:p text:style-name="OrgSrcBlock"><text:span text:style-name="OrgSrcFontLockKeywordFace">import</text:span> random</text:p>
      <text:p text:style-name="OrgSrcBlock"><text:span text:style-name="OrgSrcFontLockKeywordFace">import</text:span> matplotlib.pyplot <text:span text:style-name="OrgSrcFontLockKeywordFace">as</text:span> plt</text:p>
      <text:p text:style-name="OrgSrcBlock"/>
      <text:p text:style-name="OrgSrcBlock"><text:span text:style-name="OrgSrcFontLockVariableNameFace">n_iter</text:span> = <text:span text:style-name="OrgSrcHighlightNumbersNumber">10</text:span>**<text:span text:style-name="OrgSrcHighlightNumbersNumber">3</text:span></text:p>
      <text:p text:style-name="OrgSrcBlock"/>
      <text:p text:style-name="OrgSrcBlock"/>
      <text:p text:style-name="OrgSrcBlock"><text:span text:style-name="OrgSrcFontLockKeywordFace">def</text:span> <text:span text:style-name="OrgSrcFontLockFunctionNameFace">circle_iteration</text:span><text:span text:style-name="OrgSrcRainbowDelimitersDepth1Face">(</text:span>x_inside_circle, y_inside_circle, z_inside_circle,</text:p>
      <text:p text:style-name="OrgSrcBlock"><text:s text:c="21"/>x_outside_circle, y_outside_circle, z_outside_circle<text:span text:style-name="OrgSrcRainbowDelimitersDepth1Face">)</text:span>:</text:p>
      <text:p text:style-name="OrgSrcBlock"/>
      <text:p text:style-name="OrgSrcBlock"><text:s text:c="4"/><text:span text:style-name="OrgSrcFontLockVariableNameFace">x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 text:c="4"/><text:span text:style-name="OrgSrcFontLockVariableNameFace">y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/>
      <text:p text:style-name="OrgSrcBlock"><text:s text:c="4"/><text:span text:style-name="OrgSrcFontLockKeywordFace">if</text:span> x**<text:span text:style-name="OrgSrcHighlightNumbersNumber">2</text:span> + y**<text:span text:style-name="OrgSrcHighlightNumbersNumber">2</text:span> &lt;= <text:span text:style-name="OrgSrcHighlightNumbersNumber">1</text:span>:</text:p>
      <text:p text:style-name="OrgSrcBlock"><text:s text:c="8"/>x_inside_circle.append<text:span text:style-name="OrgSrcRainbowDelimitersDepth1Face">(</text:span>x<text:span text:style-name="OrgSrcRainbowDelimitersDepth1Face">)</text:span></text:p>
      <text:p text:style-name="OrgSrcBlock"><text:s text:c="8"/>y_inside_circle.append<text:span text:style-name="OrgSrcRainbowDelimitersDepth1Face">(</text:span>y<text:span text:style-name="OrgSrcRainbowDelimitersDepth1Face">)</text:span></text:p>
      <text:p text:style-name="OrgSrcBlock"><text:s text:c="8"/><text:span text:style-name="OrgSrcFontLockKeywordFace">return</text:span> <text:span text:style-name="OrgSrcHighlightNumbersNumber">1</text:span></text:p>
      <text:p text:style-name="OrgSrcBlock"><text:s text:c="4"/><text:span text:style-name="OrgSrcFontLockKeywordFace">else</text:span>:</text:p>
      <text:p text:style-name="OrgSrcBlock"><text:s text:c="8"/>x_outside_circle.append<text:span text:style-name="OrgSrcRainbowDelimitersDepth1Face">(</text:span>x<text:span text:style-name="OrgSrcRainbowDelimitersDepth1Face">)</text:span></text:p>
      <text:p text:style-name="OrgSrcBlock"><text:s text:c="8"/>y_outside_circle.append<text:span text:style-name="OrgSrcRainbowDelimitersDepth1Face">(</text:span>y<text:span text:style-name="OrgSrcRainbowDelimitersDepth1Face">)</text:span></text:p>
      <text:p text:style-name="OrgSrcBlock"><text:s text:c="8"/><text:span text:style-name="OrgSrcFontLockKeywordFace">return</text:span> <text:span text:style-name="OrgSrcHighlightNumbersNumber">0</text:span></text:p>
      <text:p text:style-name="OrgSrcBlock"/>
      <text:p text:style-name="OrgSrcBlock"/>
      <text:p text:style-name="OrgSrcBlock"><text:span text:style-name="OrgSrcFontLockKeywordFace">def</text:span> <text:span text:style-name="OrgSrcFontLockFunctionNameFace">sphere_iteration</text:span><text:span text:style-name="OrgSrcRainbowDelimitersDepth1Face">(</text:span>x_inside_sphere, y_inside_sphere, z_inside_sphere,</text:p>
      <text:p text:style-name="OrgSrcBlock"><text:s text:c="21"/>x_outside_sphere, y_outside_sphere, z_outside_sphere<text:span text:style-name="OrgSrcRainbowDelimitersDepth1Face">)</text:span>:</text:p>
      <text:p text:style-name="OrgSrcBlock"/>
      <text:p text:style-name="OrgSrcBlock"><text:soft-page-break/><text:s text:c="4"/><text:span text:style-name="OrgSrcFontLockVariableNameFace">x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 text:c="4"/><text:span text:style-name="OrgSrcFontLockVariableNameFace">y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 text:c="4"/><text:span text:style-name="OrgSrcFontLockVariableNameFace">z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/>
      <text:p text:style-name="OrgSrcBlock"><text:s text:c="4"/><text:span text:style-name="OrgSrcFontLockKeywordFace">if</text:span> x**<text:span text:style-name="OrgSrcHighlightNumbersNumber">2</text:span> + y**<text:span text:style-name="OrgSrcHighlightNumbersNumber">2</text:span> + z**<text:span text:style-name="OrgSrcHighlightNumbersNumber">2</text:span> &lt;= <text:span text:style-name="OrgSrcHighlightNumbersNumber">1</text:span>:</text:p>
      <text:p text:style-name="OrgSrcBlock"><text:s text:c="8"/>x_inside_sphere.append<text:span text:style-name="OrgSrcRainbowDelimitersDepth1Face">(</text:span>x<text:span text:style-name="OrgSrcRainbowDelimitersDepth1Face">)</text:span></text:p>
      <text:p text:style-name="OrgSrcBlock"><text:s text:c="8"/>y_inside_sphere.append<text:span text:style-name="OrgSrcRainbowDelimitersDepth1Face">(</text:span>y<text:span text:style-name="OrgSrcRainbowDelimitersDepth1Face">)</text:span></text:p>
      <text:p text:style-name="OrgSrcBlock"><text:s text:c="8"/>z_inside_sphere.append<text:span text:style-name="OrgSrcRainbowDelimitersDepth1Face">(</text:span>y<text:span text:style-name="OrgSrcRainbowDelimitersDepth1Face">)</text:span></text:p>
      <text:p text:style-name="OrgSrcBlock"><text:s text:c="8"/><text:span text:style-name="OrgSrcFontLockKeywordFace">return</text:span> <text:span text:style-name="OrgSrcHighlightNumbersNumber">1</text:span></text:p>
      <text:p text:style-name="OrgSrcBlock"><text:s text:c="4"/><text:span text:style-name="OrgSrcFontLockKeywordFace">else</text:span>:</text:p>
      <text:p text:style-name="OrgSrcBlock"><text:s text:c="8"/>x_outside_sphere.append<text:span text:style-name="OrgSrcRainbowDelimitersDepth1Face">(</text:span>x<text:span text:style-name="OrgSrcRainbowDelimitersDepth1Face">)</text:span></text:p>
      <text:p text:style-name="OrgSrcBlock"><text:s text:c="8"/>y_outside_sphere.append<text:span text:style-name="OrgSrcRainbowDelimitersDepth1Face">(</text:span>y<text:span text:style-name="OrgSrcRainbowDelimitersDepth1Face">)</text:span></text:p>
      <text:p text:style-name="OrgSrcBlock"><text:s text:c="8"/>z_outside_sphere.append<text:span text:style-name="OrgSrcRainbowDelimitersDepth1Face">(</text:span>y<text:span text:style-name="OrgSrcRainbowDelimitersDepth1Face">)</text:span></text:p>
      <text:p text:style-name="OrgSrcBlock"><text:s text:c="8"/><text:span text:style-name="OrgSrcFontLockKeywordFace">return</text:span> <text:span text:style-name="OrgSrcHighlightNumbersNumber">0</text:span></text:p>
      <text:p text:style-name="OrgSrcBlock"/>
      <text:p text:style-name="OrgSrcBlock"/>
      <text:p text:style-name="OrgSrcBlock"><text:span text:style-name="OrgSrcFontLockKeywordFace">def</text:span> <text:span text:style-name="OrgSrcFontLockFunctionNameFace">do_iterations</text:span><text:span text:style-name="OrgSrcRainbowDelimitersDepth1Face">(</text:span>values, method<text:span text:style-name="OrgSrcRainbowDelimitersDepth1Face">)</text:span>:</text:p>
      <text:p text:style-name="OrgSrcBlock"><text:s text:c="4"/><text:span text:style-name="OrgSrcFontLockDocFace">"Compute pi using the Monte Carlo method. The value of method can be the string 'circle' or 'sphere', which governs the method which is used."</text:span></text:p>
      <text:p text:style-name="OrgSrcBlock"><text:s text:c="4"/><text:span text:style-name="OrgSrcFontLockVariableNameFace">n_inside_circle</text:span> = <text:span text:style-name="OrgSrcHighlightNumbersNumber">0</text:span></text:p>
      <text:p text:style-name="OrgSrcBlock"><text:s text:c="4"/><text:span text:style-name="OrgSrcFontLockVariableNameFace">x_inside</text:span> = <text:span text:style-name="OrgSrcRainbowDelimitersDepth1Face">[]</text:span></text:p>
      <text:p text:style-name="OrgSrcBlock"><text:s text:c="4"/><text:span text:style-name="OrgSrcFontLockVariableNameFace">y_inside</text:span> = <text:span text:style-name="OrgSrcRainbowDelimitersDepth1Face">[]</text:span></text:p>
      <text:p text:style-name="OrgSrcBlock"><text:s text:c="4"/><text:span text:style-name="OrgSrcFontLockVariableNameFace">z_inside</text:span> = <text:span text:style-name="OrgSrcRainbowDelimitersDepth1Face">[]</text:span></text:p>
      <text:p text:style-name="OrgSrcBlock"><text:s text:c="4"/><text:span text:style-name="OrgSrcFontLockVariableNameFace">x_outside</text:span> = <text:span text:style-name="OrgSrcRainbowDelimitersDepth1Face">[]</text:span></text:p>
      <text:p text:style-name="OrgSrcBlock"><text:s text:c="4"/><text:span text:style-name="OrgSrcFontLockVariableNameFace">y_outside</text:span> = <text:span text:style-name="OrgSrcRainbowDelimitersDepth1Face">[]</text:span></text:p>
      <text:p text:style-name="OrgSrcBlock"><text:s text:c="4"/><text:span text:style-name="OrgSrcFontLockVariableNameFace">z_outside</text:span> = <text:span text:style-name="OrgSrcRainbowDelimitersDepth1Face">[]</text:span></text:p>
      <text:p text:style-name="OrgSrcBlock"/>
      <text:p text:style-name="OrgSrcBlock"><text:s text:c="4"/><text:span text:style-name="OrgSrcFontLockKeywordFace">for</text:span> i <text:span text:style-name="OrgSrcFontLockKeywordFace">in</text:span> <text:span text:style-name="OrgSrcFontLockBuiltinFace">range</text:span><text:span text:style-name="OrgSrcRainbowDelimitersDepth1Face">(</text:span>n_iter<text:span text:style-name="OrgSrcRainbowDelimitersDepth1Face">)</text:span>:</text:p>
      <text:p text:style-name="OrgSrcBlock"><text:s text:c="8"/><text:span text:style-name="OrgSrcFontLockVariableNameFace">n_inside_circle</text:span> += method<text:span text:style-name="OrgSrcRainbowDelimitersDepth1Face">(</text:span>x_inside, y_inside, z_inside, x_outside,</text:p>
      <text:p text:style-name="OrgSrcBlock"><text:s text:c="34"/>y_outside, z_outside<text:span text:style-name="OrgSrcRainbowDelimitersDepth1Face">)</text:span></text:p>
      <text:p text:style-name="OrgSrcBlock"/>
      <text:p text:style-name="OrgSrcBlock"><text:s text:c="4"/><text:span text:style-name="OrgSrcFontLockKeywordFace">return</text:span> <text:span text:style-name="OrgSrcRainbowDelimitersDepth1Face">(</text:span>n_inside_circle, x_inside, y_inside, z_inside, x_outside,</text:p>
      <text:p text:style-name="OrgSrcBlock"><text:s text:c="12"/>y_outside, z_outside<text:span text:style-name="OrgSrcRainbowDelimitersDepth1Face">)</text:span></text:p>
      <text:p text:style-name="OrgSrcBlock"/>
      <text:p text:style-name="OrgSrcBlock"/>
      <text:p text:style-name="OrgSrcBlock"><text:span text:style-name="OrgSrcFontLockKeywordFace">def</text:span> <text:span text:style-name="OrgSrcFontLockFunctionNameFace">compute_pi_circle</text:span><text:span text:style-name="OrgSrcRainbowDelimitersDepth1Face">(</text:span>n_total, n_inside<text:span text:style-name="OrgSrcRainbowDelimitersDepth1Face">)</text:span>:</text:p>
      <text:p text:style-name="OrgSrcBlock"><text:s text:c="4"/><text:span text:style-name="OrgSrcFontLockKeywordFace">return</text:span> <text:span text:style-name="OrgSrcHighlightNumbersNumber">4</text:span> * n_inside / n_total</text:p>
      <text:p text:style-name="OrgSrcBlock"/>
      <text:p text:style-name="OrgSrcBlock"/>
      <text:p text:style-name="OrgSrcBlock"><text:span text:style-name="OrgSrcFontLockKeywordFace">def</text:span> <text:span text:style-name="OrgSrcFontLockFunctionNameFace">compute_pi_sphere</text:span><text:span text:style-name="OrgSrcRainbowDelimitersDepth1Face">(</text:span>n_total, n_inside<text:span text:style-name="OrgSrcRainbowDelimitersDepth1Face">)</text:span>:</text:p>
      <text:p text:style-name="OrgSrcBlock"><text:s text:c="4"/><text:span text:style-name="OrgSrcFontLockKeywordFace">return</text:span> <text:span text:style-name="OrgSrcHighlightNumbersNumber">6</text:span> * n_inside / n_total</text:p>
      <text:p text:style-name="OrgSrcBlock"/>
      <text:p text:style-name="OrgSrcBlock"/>
      <text:p text:style-name="OrgSrcBlock"><text:span text:style-name="OrgSrcFontLockKeywordFace">def</text:span> <text:span text:style-name="OrgSrcFontLockFunctionNameFace">plot_2D_results</text:span><text:span text:style-name="OrgSrcRainbowDelimitersDepth1Face">(</text:span>results<text:span text:style-name="OrgSrcRainbowDelimitersDepth1Face">)</text:span>:</text:p>
      <text:p text:style-name="OrgSrcBlock"><text:s text:c="4"/><text:span text:style-name="OrgSrcFontLockVariableNameFace">fig</text:span>, <text:span text:style-name="OrgSrcFontLockVariableNameFace">ax</text:span> = plt.subplots<text:span text:style-name="OrgSrcRainbowDelimitersDepth1Face">()</text:span></text:p>
      <text:p text:style-name="OrgSrcBlock"><text:s text:c="4"/>ax.set_aspect<text:span text:style-name="OrgSrcRainbowDelimitersDepth1Face">(</text:span><text:span text:style-name="OrgSrcFontLockStringFace">'equal'</text:span><text:span text:style-name="OrgSrcRainbowDelimitersDepth1Face">)</text:span></text:p>
      <text:p text:style-name="OrgSrcBlock"><text:s text:c="4"/>ax.scatter<text:span text:style-name="OrgSrcRainbowDelimitersDepth1Face">(</text:span>results<text:span text:style-name="OrgSrcRainbowDelimitersDepth2Face">[</text:span><text:span text:style-name="OrgSrcHighlightNumbersNumber">1</text:span><text:span text:style-name="OrgSrcRainbowDelimitersDepth2Face">]</text:span>, results<text:span text:style-name="OrgSrcRainbowDelimitersDepth2Face">[</text:span><text:span text:style-name="OrgSrcHighlightNumbersNumber">2</text:span><text:span text:style-name="OrgSrcRainbowDelimitersDepth2Face">]</text:span>, color=<text:span text:style-name="OrgSrcFontLockStringFace">'g'</text:span>, marker=<text:span text:style-name="OrgSrcFontLockStringFace">'s'</text:span><text:span text:style-name="OrgSrcRainbowDelimitersDepth1Face">)</text:span></text:p>
      <text:p text:style-name="OrgSrcBlock"><text:s text:c="4"/>ax.scatter<text:span text:style-name="OrgSrcRainbowDelimitersDepth1Face">(</text:span>results<text:span text:style-name="OrgSrcRainbowDelimitersDepth2Face">[</text:span><text:span text:style-name="OrgSrcHighlightNumbersNumber">4</text:span><text:span text:style-name="OrgSrcRainbowDelimitersDepth2Face">]</text:span>, results<text:span text:style-name="OrgSrcRainbowDelimitersDepth2Face">[</text:span><text:span text:style-name="OrgSrcHighlightNumbersNumber">5</text:span><text:span text:style-name="OrgSrcRainbowDelimitersDepth2Face">]</text:span>, color=<text:span text:style-name="OrgSrcFontLockStringFace">'r'</text:span>, marker=<text:span text:style-name="OrgSrcFontLockStringFace">'s'</text:span><text:span text:style-name="OrgSrcRainbowDelimitersDepth1Face">)</text:span></text:p>
      <text:p text:style-name="OrgSrcBlock"><text:s text:c="4"/>fig.show<text:span text:style-name="OrgSrcRainbowDelimitersDepth1Face">()</text:span></text:p>
      <text:p text:style-name="OrgSrcBlock"/>
      <text:p text:style-name="OrgSrcBlock"/>
      <text:p text:style-name="OrgSrcBlock"><text:span text:style-name="OrgSrcFontLockVariableNameFace">n</text:span> = <text:span text:style-name="OrgSrcHighlightNumbersNumber">10</text:span>**<text:span text:style-name="OrgSrcHighlightNumbersNumber">3</text:span></text:p>
      <text:p text:style-name="OrgSrcBlock"/>
      <text:p text:style-name="OrgSrcBlock"><text:span text:style-name="OrgSrcFontLockCommentDelimiterFace"># </text:span><text:span text:style-name="OrgSrcFontLockCommentFace">do circle iterations</text:span></text:p>
      <text:p text:style-name="OrgSrcBlock"><text:span text:style-name="OrgSrcFontLockVariableNameFace">circle_results</text:span> = do_iterations<text:span text:style-name="OrgSrcRainbowDelimitersDepth1Face">(</text:span><text:span text:style-name="OrgSrcFontLockBuiltinFace">range</text:span><text:span text:style-name="OrgSrcRainbowDelimitersDepth2Face">(</text:span>n_iter<text:span text:style-name="OrgSrcRainbowDelimitersDepth2Face">)</text:span>, circle_iteration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do sphere iterations</text:span></text:p>
      <text:p text:style-name="OrgSrcBlock"><text:span text:style-name="OrgSrcFontLockVariableNameFace">sphere_results</text:span> = do_iterations<text:span text:style-name="OrgSrcRainbowDelimitersDepth1Face">(</text:span><text:span text:style-name="OrgSrcFontLockBuiltinFace">range</text:span><text:span text:style-name="OrgSrcRainbowDelimitersDepth2Face">(</text:span>n_iter<text:span text:style-name="OrgSrcRainbowDelimitersDepth2Face">)</text:span>, sphere_iteration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compute pi for circle and sphere</text:span></text:p>
      <text:p text:style-name="OrgSrcBlock"><text:span text:style-name="OrgSrcFontLockVariableNameFace">pi_circle</text:span> = compute_pi_circle<text:span text:style-name="OrgSrcRainbowDelimitersDepth1Face">(</text:span>circle_results<text:span text:style-name="OrgSrcRainbowDelimitersDepth2Face">[</text:span><text:span text:style-name="OrgSrcHighlightNumbersNumber">0</text:span><text:span text:style-name="OrgSrcRainbowDelimitersDepth2Face">]</text:span>, n_iter<text:span text:style-name="OrgSrcRainbowDelimitersDepth1Face">)</text:span></text:p>
      <text:p text:style-name="OrgSrcBlock"><text:soft-page-break/><text:span text:style-name="OrgSrcFontLockVariableNameFace">pi_sphere</text:span> = compute_pi_sphere<text:span text:style-name="OrgSrcRainbowDelimitersDepth1Face">(</text:span>sphere_results<text:span text:style-name="OrgSrcRainbowDelimitersDepth2Face">[</text:span><text:span text:style-name="OrgSrcHighlightNumbersNumber">0</text:span><text:span text:style-name="OrgSrcRainbowDelimitersDepth2Face">]</text:span>, n_iter<text:span text:style-name="OrgSrcRainbowDelimitersDepth1Face">)</text:span></text:p>
      <text:p text:style-name="OrgSrcBlock"/>
      <text:p text:style-name="OrgSrcBlock">plot_2D_results<text:span text:style-name="OrgSrcRainbowDelimitersDepth1Face">(</text:span>circle_results<text:span text:style-name="OrgSrcRainbowDelimitersDepth1Face">)</text:span></text:p>
      <text:p text:style-name="OrgSrcBlock"/>
      <text:p text:style-name="OrgSrcBlock"><text:span text:style-name="OrgSrcFontLockKeywordFace">print</text:span><text:span text:style-name="OrgSrcRainbowDelimitersDepth1Face">(</text:span>f<text:span text:style-name="OrgSrcFontLockStringFace">'pi circle: {pi_circle}'</text:span><text:span text:style-name="OrgSrcRainbowDelimitersDepth1Face">)</text:span></text:p>
      <text:p text:style-name="OrgSrcBlockLastLine"><text:span text:style-name="OrgSrcFontLockKeywordFace">print</text:span><text:span text:style-name="OrgSrcRainbowDelimitersDepth1Face">(</text:span>f<text:span text:style-name="OrgSrcFontLockStringFace">'pi sphere: {pi_sphere}'</text:span><text:span text:style-name="OrgSrcRainbowDelimitersDepth1Face">)</text:span></text:p>
      <text:h text:style-name="Heading_20_3" text:outline-level="3"><text:bookmark text:name="org69b8fb0"/><text:bookmark-start text:name="OrgXref.org69b8fb0"/>Example <text:bookmark-end text:name="OrgXref.org69b8fb0"/></text:h>
      <text:p text:style-name="Text_20_body">Plot as we go along - no state </text:p>
      <text:p text:style-name="OrgSrcBlock"><text:span text:style-name="OrgSrcFontLockKeywordFace">import</text:span> random</text:p>
      <text:p text:style-name="OrgSrcBlock"><text:span text:style-name="OrgSrcFontLockKeywordFace">import</text:span> matplotlib.pyplot <text:span text:style-name="OrgSrcFontLockKeywordFace">as</text:span> plt</text:p>
      <text:p text:style-name="OrgSrcBlock"/>
      <text:p text:style-name="OrgSrcBlock"><text:span text:style-name="OrgSrcFontLockVariableNameFace">n_iter</text:span> = <text:span text:style-name="OrgSrcHighlightNumbersNumber">10</text:span>**<text:span text:style-name="OrgSrcHighlightNumbersNumber">3</text:span></text:p>
      <text:p text:style-name="OrgSrcBlock"/>
      <text:p text:style-name="OrgSrcBlock"/>
      <text:p text:style-name="OrgSrcBlock"><text:span text:style-name="OrgSrcFontLockKeywordFace">def</text:span> <text:span text:style-name="OrgSrcFontLockFunctionNameFace">plot_point_on_matplotlib_axis</text:span><text:span text:style-name="OrgSrcRainbowDelimitersDepth1Face">(</text:span>ax, x, y, color<text:span text:style-name="OrgSrcRainbowDelimitersDepth1Face">)</text:span>:</text:p>
      <text:p text:style-name="OrgSrcBlock"><text:s text:c="4"/><text:span text:style-name="OrgSrcFontLockKeywordFace">if</text:span> ax:</text:p>
      <text:p text:style-name="OrgSrcBlock"><text:s text:c="8"/>ax.scatter<text:span text:style-name="OrgSrcRainbowDelimitersDepth1Face">(</text:span>x, y, color=color, marker=<text:span text:style-name="OrgSrcFontLockStringFace">'s'</text:span><text:span text:style-name="OrgSrcRainbowDelimitersDepth1Face">)</text:span></text:p>
      <text:p text:style-name="OrgSrcBlock"/>
      <text:p text:style-name="OrgSrcBlock"/>
      <text:p text:style-name="OrgSrcBlock"><text:span text:style-name="OrgSrcFontLockKeywordFace">def</text:span> <text:span text:style-name="OrgSrcFontLockFunctionNameFace">check_point_for_circle_and_sphere</text:span><text:span text:style-name="OrgSrcRainbowDelimitersDepth1Face">(</text:span>running_total, ax_circle=<text:span text:style-name="OrgSrcFontLockConstantFace">None</text:span><text:span text:style-name="OrgSrcRainbowDelimitersDepth1Face">)</text:span>:</text:p>
      <text:p text:style-name="OrgSrcBlock"><text:s text:c="4"/><text:span text:style-name="OrgSrcFontLockVariableNameFace">x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 text:c="4"/><text:span text:style-name="OrgSrcFontLockVariableNameFace">y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><text:s text:c="4"/><text:span text:style-name="OrgSrcFontLockVariableNameFace">z</text:span> = random.uniform<text:span text:style-name="OrgSrcRainbowDelimitersDepth1Face">(</text:span>-<text:span text:style-name="OrgSrcHighlightNumbersNumber">1</text:span>.<text:span text:style-name="OrgSrcHighlightNumbersNumber">0</text:span>, <text:span text:style-name="OrgSrcHighlightNumbersNumber">1</text:span>.<text:span text:style-name="OrgSrcHighlightNumbersNumber">0</text:span><text:span text:style-name="OrgSrcRainbowDelimitersDepth1Face">)</text:span></text:p>
      <text:p text:style-name="OrgSrcBlock"/>
      <text:p text:style-name="OrgSrcBlock"><text:s text:c="4"/><text:span text:style-name="OrgSrcFontLockCommentDelimiterFace"># </text:span><text:span text:style-name="OrgSrcFontLockCommentFace">check circle and plot point</text:span></text:p>
      <text:p text:style-name="OrgSrcBlock"><text:s text:c="4"/><text:span text:style-name="OrgSrcFontLockKeywordFace">if</text:span> x**<text:span text:style-name="OrgSrcHighlightNumbersNumber">2</text:span> + y**<text:span text:style-name="OrgSrcHighlightNumbersNumber">2</text:span> &lt;= <text:span text:style-name="OrgSrcHighlightNumbersNumber">1</text:span>:</text:p>
      <text:p text:style-name="OrgSrcBlock"><text:s text:c="8"/>plot_point_on_matplotlib_axis<text:span text:style-name="OrgSrcRainbowDelimitersDepth1Face">(</text:span>ax_circle, x, y, <text:span text:style-name="OrgSrcFontLockStringFace">'g'</text:span><text:span text:style-name="OrgSrcRainbowDelimitersDepth1Face">)</text:span></text:p>
      <text:p text:style-name="OrgSrcBlock"><text:s text:c="8"/><text:span text:style-name="OrgSrcFontLockVariableNameFace">running_total</text:span><text:span text:style-name="OrgSrcRainbowDelimitersDepth1Face">[</text:span><text:span text:style-name="OrgSrcHighlightNumbersNumber">0</text:span><text:span text:style-name="OrgSrcRainbowDelimitersDepth1Face">]</text:span> += <text:span text:style-name="OrgSrcHighlightNumbersNumber">1</text:span></text:p>
      <text:p text:style-name="OrgSrcBlock"><text:s text:c="4"/><text:span text:style-name="OrgSrcFontLockKeywordFace">else</text:span>:</text:p>
      <text:p text:style-name="OrgSrcBlock"><text:s text:c="8"/>plot_point_on_matplotlib_axis<text:span text:style-name="OrgSrcRainbowDelimitersDepth1Face">(</text:span>ax_circle, x, y, <text:span text:style-name="OrgSrcFontLockStringFace">'r'</text:span><text:span text:style-name="OrgSrcRainbowDelimitersDepth1Face">)</text:span></text:p>
      <text:p text:style-name="OrgSrcBlock"/>
      <text:p text:style-name="OrgSrcBlock"><text:s text:c="4"/><text:span text:style-name="OrgSrcFontLockCommentDelimiterFace"># </text:span><text:span text:style-name="OrgSrcFontLockCommentFace">check sphere, but don't plot point</text:span></text:p>
      <text:p text:style-name="OrgSrcBlock"><text:s text:c="4"/><text:span text:style-name="OrgSrcFontLockKeywordFace">if</text:span> x**<text:span text:style-name="OrgSrcHighlightNumbersNumber">2</text:span> + y**<text:span text:style-name="OrgSrcHighlightNumbersNumber">2</text:span> + z**<text:span text:style-name="OrgSrcHighlightNumbersNumber">2</text:span> &lt;= <text:span text:style-name="OrgSrcHighlightNumbersNumber">1</text:span>:</text:p>
      <text:p text:style-name="OrgSrcBlock"><text:s text:c="8"/><text:span text:style-name="OrgSrcFontLockVariableNameFace">running_total</text:span><text:span text:style-name="OrgSrcRainbowDelimitersDepth1Face">[</text:span><text:span text:style-name="OrgSrcHighlightNumbersNumber">1</text:span><text:span text:style-name="OrgSrcRainbowDelimitersDepth1Face">]</text:span> += <text:span text:style-name="OrgSrcHighlightNumbersNumber">1</text:span></text:p>
      <text:p text:style-name="OrgSrcBlock"/>
      <text:p text:style-name="OrgSrcBlock"/>
      <text:p text:style-name="OrgSrcBlock"><text:span text:style-name="OrgSrcFontLockVariableNameFace">fig</text:span>, <text:span text:style-name="OrgSrcFontLockVariableNameFace">ax</text:span> = plt.subplots<text:span text:style-name="OrgSrcRainbowDelimitersDepth1Face">()</text:span></text:p>
      <text:p text:style-name="OrgSrcBlock">ax.set_aspect<text:span text:style-name="OrgSrcRainbowDelimitersDepth1Face">(</text:span><text:span text:style-name="OrgSrcFontLockStringFace">'equal'</text:span>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the running total of points inside circle and sphere respectively</text:span></text:p>
      <text:p text:style-name="OrgSrcBlock"><text:span text:style-name="OrgSrcFontLockVariableNameFace">running_total</text:span> = <text:span text:style-name="OrgSrcRainbowDelimitersDepth1Face">[</text:span><text:span text:style-name="OrgSrcHighlightNumbersNumber">0</text:span>, <text:span text:style-name="OrgSrcHighlightNumbersNumber">0</text:span><text:span text:style-name="OrgSrcRainbowDelimitersDepth1Face">]</text:span></text:p>
      <text:p text:style-name="OrgSrcBlock"/>
      <text:p text:style-name="OrgSrcBlock"><text:span text:style-name="OrgSrcFontLockKeywordFace">for</text:span> i <text:span text:style-name="OrgSrcFontLockKeywordFace">in</text:span> <text:span text:style-name="OrgSrcFontLockBuiltinFace">range</text:span><text:span text:style-name="OrgSrcRainbowDelimitersDepth1Face">(</text:span>n_iter<text:span text:style-name="OrgSrcRainbowDelimitersDepth1Face">)</text:span>:</text:p>
      <text:p text:style-name="OrgSrcBlock"><text:s text:c="4"/>check_point_for_circle_and_sphere<text:span text:style-name="OrgSrcRainbowDelimitersDepth1Face">(</text:span>running_total, ax<text:span text:style-name="OrgSrcRainbowDelimitersDepth1Face">)</text:span></text:p>
      <text:p text:style-name="OrgSrcBlock"/>
      <text:p text:style-name="OrgSrcBlock"><text:span text:style-name="OrgSrcFontLockCommentDelimiterFace"># </text:span><text:span text:style-name="OrgSrcFontLockCommentFace">compute pi for circle and sphere</text:span></text:p>
      <text:p text:style-name="OrgSrcBlock"><text:span text:style-name="OrgSrcFontLockVariableNameFace">pi_circle</text:span> = <text:span text:style-name="OrgSrcHighlightNumbersNumber">4</text:span> * running_total<text:span text:style-name="OrgSrcRainbowDelimitersDepth1Face">[</text:span><text:span text:style-name="OrgSrcHighlightNumbersNumber">0</text:span><text:span text:style-name="OrgSrcRainbowDelimitersDepth1Face">]</text:span> / n_iter</text:p>
      <text:p text:style-name="OrgSrcBlock"><text:span text:style-name="OrgSrcFontLockVariableNameFace">pi_sphere</text:span> = <text:span text:style-name="OrgSrcHighlightNumbersNumber">6</text:span> * running_total<text:span text:style-name="OrgSrcRainbowDelimitersDepth1Face">[</text:span><text:span text:style-name="OrgSrcHighlightNumbersNumber">1</text:span><text:span text:style-name="OrgSrcRainbowDelimitersDepth1Face">]</text:span> / n_iter</text:p>
      <text:p text:style-name="OrgSrcBlock"/>
      <text:p text:style-name="OrgSrcBlock"><text:span text:style-name="OrgSrcFontLockKeywordFace">print</text:span><text:span text:style-name="OrgSrcRainbowDelimitersDepth1Face">(</text:span>f<text:span text:style-name="OrgSrcFontLockStringFace">'pi circle: {pi_circle}'</text:span><text:span text:style-name="OrgSrcRainbowDelimitersDepth1Face">)</text:span></text:p>
      <text:p text:style-name="OrgSrcBlock"><text:span text:style-name="OrgSrcFontLockKeywordFace">print</text:span><text:span text:style-name="OrgSrcRainbowDelimitersDepth1Face">(</text:span>f<text:span text:style-name="OrgSrcFontLockStringFace">'pi sphere: {pi_sphere}'</text:span><text:span text:style-name="OrgSrcRainbowDelimitersDepth1Face">)</text:span></text:p>
      <text:p text:style-name="OrgSrcBlock"/>
      <text:p text:style-name="OrgSrcBlockLastLine">fig.show<text:span text:style-name="OrgSrcRainbowDelimitersDepth1Face">()</text:span></text:p>
      <text:h text:style-name="Heading_20_1" text:outline-level="1"><text:bookmark text:name="orgd07246e"/><text:bookmark-start text:name="OrgXref.orgd07246e"/><text:soft-page-break/>Coding Challenge <text:bookmark-end text:name="OrgXref.orgd07246e"/></text:h>
      <text:h text:style-name="Heading_20_2" text:outline-level="2"><text:bookmark text:name="org031b5d6"/><text:bookmark-start text:name="OrgXref.org031b5d6"/>Code challenge intro<text:tab/><text:span text:style-name="OrgTags">[</text:span><text:span text:style-name="OrgTags"><text:span text:style-name="OrgTag">SLIDES</text:span></text:span><text:span text:style-name="OrgTags">]</text:span> <text:bookmark-end text:name="OrgXref.org031b5d6"/></text:h>
      <text:h text:style-name="Heading_20_3" text:outline-level="3"><text:bookmark text:name="orge622e6a"/><text:bookmark-start text:name="OrgXref.orge622e6a"/>The scenario <text:bookmark-end text:name="OrgXref.orge622e6a"/></text:h>
      <text:list xml:id="list151552387222086" text:style-name="OrgBulletedList">
        <text:list-item>
          <text:p text:style-name="P2">You are the small software house specialising in machine learning </text:p>
        </text:list-item>
        <text:list-item>
          <text:p text:style-name="P2">You've been hired by an (imaginary) oil shipping company </text:p>
        </text:list-item>
        <text:list-item>
          <text:p text:style-name="P2">They wish to investigate automation of business decisions with machine learning </text:p>
        </text:list-item>
        <text:list-item>
          <text:p text:style-name="P2">You will meet with them periodically to report progress </text:p>
        </text:list-item>
        <text:list-item>
          <text:p text:style-name="P2">Following the meeting, you will get an email with updated requirements </text:p>
        </text:list-item>
      </text:list>
      <text:h text:style-name="Heading_20_3" text:outline-level="3"><text:bookmark text:name="org5f86c51"/><text:bookmark-start text:name="OrgXref.org5f86c51"/>Your job <text:bookmark-end text:name="OrgXref.org5f86c51"/></text:h>
      <text:list xml:id="list151552575043350" text:style-name="OrgBulletedList">
        <text:list-item>
          <text:p text:style-name="P2">Manage the relationship </text:p>
          <text:list>
            <text:list-item>
              <text:p text:style-name="P2">conduct meetings with the client </text:p>
            </text:list-item>
            <text:list-item>
              <text:p text:style-name="P2">agree realistic deliverables </text:p>
            </text:list-item>
            <text:list-item>
              <text:p text:style-name="P2">keep minutes of meetings </text:p>
            </text:list-item>
          </text:list>
        </text:list-item>
        <text:list-item>
          <text:p text:style-name="P2">Manage internal process </text:p>
          <text:list>
            <text:list-item>
              <text:p text:style-name="P2">have an internal schedule of team meetings </text:p>
            </text:list-item>
            <text:list-item>
              <text:p text:style-name="P2">manage tasks within the team effectively </text:p>
            </text:list-item>
            <text:list-item>
              <text:p text:style-name="P2">collaborate on software </text:p>
            </text:list-item>
          </text:list>
        </text:list-item>
        <text:list-item>
          <text:p text:style-name="P2">Report to the customer on progress </text:p>
        </text:list-item>
        <text:list-item>
          <text:p text:style-name="P2">Deliver a software product </text:p>
        </text:list-item>
      </text:list>
      <text:h text:style-name="Heading_20_3" text:outline-level="3"><text:bookmark text:name="orgfed48b6"/><text:bookmark-start text:name="OrgXref.orgfed48b6"/>You should expect that <text:bookmark-end text:name="OrgXref.orgfed48b6"/></text:h>
      <text:list xml:id="list151554439206350" text:style-name="OrgBulletedList">
        <text:list-item>
          <text:p text:style-name="P2">The problem will not be completely specified in advance. </text:p>
        </text:list-item>
      </text:list>
      <text:p text:style-name="Text_20_body">The requirements will evolve (and sometimes change) over time, as the needs of the company change and evolve </text:p>
      <text:list xml:id="list151554134725647" text:style-name="OrgBulletedList">
        <text:list-item>
          <text:p text:style-name="P2">The customer will not be a domain expert </text:p>
        </text:list-item>
        <text:list-item>
          <text:p text:style-name="P2">You'll need to work on different tasks in parallel </text:p>
        </text:list-item>
      </text:list>
      <text:h text:style-name="Heading_20_3" text:outline-level="3"><text:bookmark text:name="orgb405764"/><text:bookmark-start text:name="OrgXref.orgb405764"/>The first problem <text:bookmark-end text:name="OrgXref.orgb405764"/></text:h>
      <text:list xml:id="list151552493015658" text:style-name="OrgBulletedList">
        <text:list-item>
          <text:p text:style-name="P2">The </text:p>
        </text:list-item>
      </text:list>
      <text:p text:style-name="Text_20_body">… need a detailed problem specification here (i.e. what is their first task). Also, maybe a contact email address for them to ask questions….????? </text:p>
      <text:h text:style-name="Heading_20_2" text:outline-level="2"><text:bookmark text:name="orga89da5b"/><text:bookmark-start text:name="OrgXref.orga89da5b"/><text:soft-page-break/>What challenges do you anticipate delivering this software in a team, and responding to customer needs? <text:bookmark-end text:name="OrgXref.orga89da5b"/></text:h>
      <text:list xml:id="list151553415806278" text:style-name="OrgBulletedList">
        <text:list-item>
          <text:p text:style-name="P2">We need to get on with others </text:p>
        </text:list-item>
        <text:list-item>
          <text:p text:style-name="P2">conflicting views on what is "good" </text:p>
        </text:list-item>
        <text:list-item>
          <text:p text:style-name="P2">predicting the future is hard! </text:p>
        </text:list-item>
        <text:list-item>
          <text:p text:style-name="P2">Different understanding of the problem </text:p>
        </text:list-item>
        <text:list-item>
          <text:p text:style-name="P2">the requirements can change abruptly </text:p>
        </text:list-item>
        <text:list-item>
          <text:p text:style-name="P2">communication: the customer can misunderstand the requirement </text:p>
        </text:list-item>
        <text:list-item>
          <text:p text:style-name="P2">communication: you can misunderstand each other </text:p>
        </text:list-item>
        <text:list-item>
          <text:p text:style-name="P2">coordination/parallelisation/working on the same thing </text:p>
        </text:list-item>
        <text:list-item>
          <text:p text:style-name="P2">enthusiasm (?) - I'm working on something I don't want to be </text:p>
        </text:list-item>
        <text:list-item>
          <text:p text:style-name="P2">breaking brittle code </text:p>
        </text:list-item>
        <text:list-item>
          <text:p text:style-name="P2">information (about what others are doing) </text:p>
        </text:list-item>
        <text:list-item>
          <text:p text:style-name="P2">wastage/redundancy in task repetition </text:p>
        </text:list-item>
        <text:list-item>
          <text:p text:style-name="P2">task pre-reqs </text:p>
        </text:list-item>
        <text:list-item>
          <text:p text:style-name="P2">responding to requirement </text:p>
        </text:list-item>
        <text:list-item>
          <text:p text:style-name="P2">different ideas on the end goal </text:p>
        </text:list-item>
        <text:list-item>
          <text:p text:style-name="P2">pieces of code which are not compatible </text:p>
        </text:list-item>
        <text:list-item>
          <text:p text:style-name="P2">work happening in parallel could change the same parts of the code </text:p>
        </text:list-item>
        <text:list-item>
          <text:p text:style-name="P2">misunderstanding requirements </text:p>
        </text:list-item>
        <text:list-item>
          <text:p text:style-name="P2">Subjectivity (e.g. code quality, development practices, style) </text:p>
        </text:list-item>
        <text:list-item>
          <text:p text:style-name="P2">People can be easy to offended/alienate </text:p>
        </text:list-item>
      </text:list>
      <text:h text:style-name="Heading_20_2" text:outline-level="2"><text:bookmark text:name="orgb620e14"/><text:bookmark-start text:name="OrgXref.orgb620e14"/>Can you imagine some ways of working that might resolve these issues? discuss this in your group, and write a series of short bullet points describing the process you would use. <text:bookmark-end text:name="OrgXref.orgb620e14"/></text:h>
      <text:h text:style-name="Heading_20_2" text:outline-level="2"><text:bookmark text:name="org10263fe"/><text:bookmark-start text:name="OrgXref.org10263fe"/>The proposed methodology<text:tab/><text:span text:style-name="OrgTags">[</text:span><text:span text:style-name="OrgTags"><text:span text:style-name="OrgTag">SLIDES</text:span></text:span><text:span text:style-name="OrgTags">]</text:span> <text:bookmark-end text:name="OrgXref.org10263fe"/></text:h>
      <text:list xml:id="list151552695573180" text:style-name="OrgBulletedList">
        <text:list-item>
          <text:p text:style-name="P2">Setup </text:p>
          <text:list>
            <text:list-item>
              <text:p text:style-name="P2">Sign up for a free trello account </text:p>
            </text:list-item>
            <text:list-item>
              <text:p text:style-name="P2">Sign up for a free slack account </text:p>
            </text:list-item>
            <text:list-item>
              <text:p text:style-name="P2">Create a trello board with columns waiting, active, review, completed. </text:p>
            </text:list-item>
            <text:list-item>
              <text:p text:style-name="P2">Create a slack channel called #standup </text:p>
            </text:list-item>
          </text:list>
        </text:list-item>
        <text:list-item>
          <text:p text:style-name="P2">Development will happen in blocks of two weeks, which we'll refer to as a "sprint" </text:p>
        </text:list-item>
        <text:list-item>
          <text:p text:style-name="P2">1) You'll meet with the customer at the start of the sprint </text:p>
        </text:list-item>
        <text:list-item>
          <text:p text:style-name="P2">2) Immediately after the sprint, you'll hold a sprint planning meeting. You'll have some <text:soft-page-break/>support to do this initially. </text:p>
          <text:list>
            <text:list-item>
              <text:p text:style-name="P2">Write a list of tasks </text:p>
            </text:list-item>
            <text:list-item>
              <text:p text:style-name="P2">Discuss the tasks (ensure that they're well-defined) and estimate their "complexity" </text:p>
            </text:list-item>
            <text:list-item>
              <text:p text:style-name="P2">Choose the tasks to perform between now and the next planning meeting </text:p>
            </text:list-item>
            <text:list-item>
              <text:p text:style-name="P2">Don't choose who will do them </text:p>
            </text:list-item>
            <text:list-item>
              <text:p text:style-name="P2">Add the tasks into trello as "waiting" </text:p>
            </text:list-item>
          </text:list>
        </text:list-item>
        <text:list-item>
          <text:p text:style-name="P2">3) As a team, work on the agreed targets. </text:p>
          <text:list>
            <text:list-item>
              <text:p text:style-name="P2">Choose a task </text:p>
            </text:list-item>
            <text:list-item>
              <text:p text:style-name="P2">Assign yourself to the task by adding your name before the task title </text:p>
            </text:list-item>
            <text:list-item>
              <text:p text:style-name="P2">Move the task to the "active" column </text:p>
            </text:list-item>
            <text:list-item>
              <text:p text:style-name="P2">Complete the task </text:p>
            </text:list-item>
            <text:list-item>
              <text:p text:style-name="P2">Move the task to the "review" column </text:p>
            </text:list-item>
            <text:list-item>
              <text:p text:style-name="P2">Ask on slack for someone to code review your changes </text:p>
            </text:list-item>
            <text:list-item>
              <text:p text:style-name="P2">Choose your next task </text:p>
            </text:list-item>
          </text:list>
        </text:list-item>
        <text:list-item>
          <text:p text:style-name="P2">4) Once you've finished a task, as someone to code review it </text:p>
          <text:list>
            <text:list-item>
              <text:p text:style-name="P2">The aim is to make the code better </text:p>
            </text:list-item>
            <text:list-item>
              <text:p text:style-name="P2">Be honest, and discuss the suggestions openly </text:p>
            </text:list-item>
            <text:list-item>
              <text:p text:style-name="P2">Be ready to admit a better way of doing things </text:p>
            </text:list-item>
            <text:list-item>
              <text:p text:style-name="P2">Avoid taking changes personally </text:p>
            </text:list-item>
            <text:list-item>
              <text:p text:style-name="P2">You don't have to implement suggestions! </text:p>
            </text:list-item>
          </text:list>
        </text:list-item>
        <text:list-item>
          <text:p text:style-name="P2">5) You'll hold a "daily" standup (we recommend twice a week, at a specified time initially) </text:p>
          <text:list>
            <text:list-item>
              <text:p text:style-name="P2">On a specific slack channel you'll write/record you'll answer the questions: </text:p>
              <text:list>
                <text:list-item>
                  <text:p text:style-name="P2">What have I done since last standup? </text:p>
                </text:list-item>
                <text:list-item>
                  <text:p text:style-name="P2">What do I expect to do before next standup? </text:p>
                </text:list-item>
                <text:list-item>
                  <text:p text:style-name="P2">What problems/issues do I expect? </text:p>
                </text:list-item>
                <text:list-item>
                  <text:p text:style-name="P2">This may encourage some conversation, but be careful not to confuse the main standup thread with conversation </text:p>
                </text:list-item>
              </text:list>
            </text:list-item>
          </text:list>
        </text:list-item>
        <text:list-item>
          <text:p text:style-name="P2">6) Use version control to manage your development </text:p>
          <text:list>
            <text:list-item>
              <text:p text:style-name="P2">Develop in a specific branch </text:p>
            </text:list-item>
            <text:list-item>
              <text:p text:style-name="P2">Merge your work into master branch once you've finished a task </text:p>
            </text:list-item>
          </text:list>
        </text:list-item>
        <text:list-item>
          <text:p text:style-name="P2">7) You'll have access to a technical consultant? </text:p>
        </text:list-item>
        <text:list-item>
          <text:p text:style-name="P2">8) Towards the end of the sprint, you'll meet your "boss", who will approve the solution before you meet the customer </text:p>
        </text:list-item>
        <text:list-item>
          <text:p text:style-name="P2">9) You'll end the sprint (and start the next) by meeting with the customer to report on progress and agree a new set of targets for the next meeting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ffffff" draw:opacity="100%"/>
      <style:paragraph-properties fo:background-color="#ffffff" fo:padding="0.049cm" fo:border="0.51pt solid #000000" style:shadow="none"/>
      <style:text-properties fo:color="#33333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ConstantFace" style:family="text">
      <style:text-properties fo:color="#d0372d"/>
    </style:style>
    <style:style style:name="OrgSrcFontLockDocFace" style:family="text">
      <style:text-properties fo:color="#036a07"/>
    </style:style>
    <style:style style:name="OrgSrcRainbowDelimitersDepth4Face" style:family="text">
      <style:text-properties fo:color="#709870"/>
    </style:style>
    <style:style style:name="OrgSrcRainbowDelimitersDepth3Face" style:family="text">
      <style:text-properties fo:color="#909183"/>
    </style:style>
    <style:style style:name="OrgSrcRainbowDelimitersDepth2Face" style:family="text">
      <style:text-properties fo:color="#7388d6"/>
    </style:style>
    <style:style style:name="OrgSrcFontLockFunctionNameFace" style:family="text">
      <style:text-properties fo:color="#006699"/>
    </style:style>
    <style:style style:name="OrgSrcFontLockStringFace" style:family="text">
      <style:text-properties fo:color="#008000"/>
    </style:style>
    <style:style style:name="OrgSrcFontLockBuiltinFace" style:family="text">
      <style:text-properties fo:color="#006fe0"/>
    </style:style>
    <style:style style:name="OrgSrcRainbowDelimitersDepth1Face" style:family="text">
      <style:text-properties fo:color="#707183"/>
    </style:style>
    <style:style style:name="OrgSrcFontLockCommentFace" style:family="text">
      <style:text-properties fo:color="#8d8d84"/>
    </style:style>
    <style:style style:name="OrgSrcFontLockCommentDelimiterFace" style:family="text">
      <style:text-properties fo:color="#8d8d84"/>
    </style:style>
    <style:style style:name="OrgSrcHighlightNumbersNumber" style:family="text">
      <style:text-properties fo:color="#d0372d"/>
    </style:style>
    <style:style style:name="OrgSrcFontLockVariableNameFace" style:family="text">
      <style:text-properties fo:color="#ba36a5"/>
    </style:style>
    <style:style style:name="OrgSrcFontLockKeywordFace" style:family="text">
      <style:text-properties fo:color="#0000ff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rk Dawson</dc:creator>
    <meta:initial-creator>Mark Dawson</meta:initial-creator>
    <dc:date>2019-09-24T15:15:49</dc:date>
    <meta:creation-date>2019-09-24T15:15:49</meta:creation-date>
    <meta:generator>LibreOffice/6.0.7.3$Linux_X86_64 LibreOffice_project/00m0$Build-3</meta:generator>
    <meta:keyword/>
    <dc:subject/>
    <dc:title>AIMLAC CDT Presntation</dc:title>
    <meta:document-statistic meta:table-count="0" meta:image-count="0" meta:object-count="0" meta:page-count="11" meta:paragraph-count="403" meta:word-count="2352" meta:character-count="16515" meta:non-whitespace-character-count="13580"/>
  </office:meta>
</office:document-meta>
</file>